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38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0.85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t3" table:style-name="ta1">
        <table:shapes>
          <draw:frame draw:z-index="0" draw:style-name="gr1" draw:text-style-name="P1" svg:width="29.229cm" svg:height="15.224cm" svg:x="8.734cm" svg:y="1.419cm">
            <draw:object draw:notify-on-update-of-ranges="alt3.A1:alt3.A271 alt3.B1:alt3.B271 alt3.A1:alt3.A271 alt3.D1:alt3.D2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table:formula="of:=([.C1]-580)/100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table:formula="of:=([.C2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211382" calcext:value-type="float">
            <text:p>0.0211382</text:p>
          </table:table-cell>
          <table:table-cell office:value-type="float" office:value="666" calcext:value-type="float">
            <text:p>666</text:p>
          </table:table-cell>
          <table:table-cell table:formula="of:=([.C3]-580)/100"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0211382" calcext:value-type="float">
            <text:p>0.0211382</text:p>
          </table:table-cell>
          <table:table-cell office:value-type="float" office:value="656" calcext:value-type="float">
            <text:p>656</text:p>
          </table:table-cell>
          <table:table-cell table:formula="of:=([.C4]-580)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0211382" calcext:value-type="float">
            <text:p>0.0211382</text:p>
          </table:table-cell>
          <table:table-cell office:value-type="float" office:value="663" calcext:value-type="float">
            <text:p>663</text:p>
          </table:table-cell>
          <table:table-cell table:formula="of:=([.C5]-580)/100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.0422764" calcext:value-type="float">
            <text:p>0.0422764</text:p>
          </table:table-cell>
          <table:table-cell office:value-type="float" office:value="663" calcext:value-type="float">
            <text:p>663</text:p>
          </table:table-cell>
          <table:table-cell table:formula="of:=([.C6]-580)/100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0.0422764" calcext:value-type="float">
            <text:p>0.0422764</text:p>
          </table:table-cell>
          <table:table-cell office:value-type="float" office:value="655" calcext:value-type="float">
            <text:p>655</text:p>
          </table:table-cell>
          <table:table-cell table:formula="of:=([.C7]-580)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0.0422764" calcext:value-type="float">
            <text:p>0.0422764</text:p>
          </table:table-cell>
          <table:table-cell office:value-type="float" office:value="659" calcext:value-type="float">
            <text:p>659</text:p>
          </table:table-cell>
          <table:table-cell table:formula="of:=([.C8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0.0422764" calcext:value-type="float">
            <text:p>0.0422764</text:p>
          </table:table-cell>
          <table:table-cell office:value-type="float" office:value="659" calcext:value-type="float">
            <text:p>659</text:p>
          </table:table-cell>
          <table:table-cell table:formula="of:=([.C9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.0422764" calcext:value-type="float">
            <text:p>0.0422764</text:p>
          </table:table-cell>
          <table:table-cell office:value-type="float" office:value="663" calcext:value-type="float">
            <text:p>663</text:p>
          </table:table-cell>
          <table:table-cell table:formula="of:=([.C10]-580)/100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0.0634146" calcext:value-type="float">
            <text:p>0.0634146</text:p>
          </table:table-cell>
          <table:table-cell office:value-type="float" office:value="654" calcext:value-type="float">
            <text:p>654</text:p>
          </table:table-cell>
          <table:table-cell table:formula="of:=([.C11]-580)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0.0634146" calcext:value-type="float">
            <text:p>0.0634146</text:p>
          </table:table-cell>
          <table:table-cell office:value-type="float" office:value="659" calcext:value-type="float">
            <text:p>659</text:p>
          </table:table-cell>
          <table:table-cell table:formula="of:=([.C12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0.0634146" calcext:value-type="float">
            <text:p>0.0634146</text:p>
          </table:table-cell>
          <table:table-cell office:value-type="float" office:value="653" calcext:value-type="float">
            <text:p>653</text:p>
          </table:table-cell>
          <table:table-cell table:formula="of:=([.C13]-580)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0.0951219" calcext:value-type="float">
            <text:p>0.0951219</text:p>
          </table:table-cell>
          <table:table-cell office:value-type="float" office:value="656" calcext:value-type="float">
            <text:p>656</text:p>
          </table:table-cell>
          <table:table-cell table:formula="of:=([.C14]-580)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0951219" calcext:value-type="float">
            <text:p>0.0951219</text:p>
          </table:table-cell>
          <table:table-cell office:value-type="float" office:value="661" calcext:value-type="float">
            <text:p>661</text:p>
          </table:table-cell>
          <table:table-cell table:formula="of:=([.C15]-580)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0.0951219" calcext:value-type="float">
            <text:p>0.0951219</text:p>
          </table:table-cell>
          <table:table-cell office:value-type="float" office:value="658" calcext:value-type="float">
            <text:p>658</text:p>
          </table:table-cell>
          <table:table-cell table:formula="of:=([.C16]-580)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float" office:value="0.0951219" calcext:value-type="float">
            <text:p>0.0951219</text:p>
          </table:table-cell>
          <table:table-cell office:value-type="float" office:value="652" calcext:value-type="float">
            <text:p>652</text:p>
          </table:table-cell>
          <table:table-cell table:formula="of:=([.C17]-580)/100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float" office:value="0.0951219" calcext:value-type="float">
            <text:p>0.0951219</text:p>
          </table:table-cell>
          <table:table-cell office:value-type="float" office:value="655" calcext:value-type="float">
            <text:p>655</text:p>
          </table:table-cell>
          <table:table-cell table:formula="of:=([.C18]-580)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float" office:value="0.105691" calcext:value-type="float">
            <text:p>0.105691</text:p>
          </table:table-cell>
          <table:table-cell office:value-type="float" office:value="657" calcext:value-type="float">
            <text:p>657</text:p>
          </table:table-cell>
          <table:table-cell table:formula="of:=([.C19]-580)/100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4206" calcext:value-type="float">
            <text:p>4206</text:p>
          </table:table-cell>
          <table:table-cell office:value-type="float" office:value="0.105691" calcext:value-type="float">
            <text:p>0.105691</text:p>
          </table:table-cell>
          <table:table-cell office:value-type="float" office:value="637" calcext:value-type="float">
            <text:p>637</text:p>
          </table:table-cell>
          <table:table-cell table:formula="of:=([.C20]-580)/100"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4427" calcext:value-type="float">
            <text:p>4427</text:p>
          </table:table-cell>
          <table:table-cell office:value-type="float" office:value="0.105691" calcext:value-type="float">
            <text:p>0.105691</text:p>
          </table:table-cell>
          <table:table-cell office:value-type="float" office:value="662" calcext:value-type="float">
            <text:p>662</text:p>
          </table:table-cell>
          <table:table-cell table:formula="of:=([.C21]-580)/100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4671" calcext:value-type="float">
            <text:p>4671</text:p>
          </table:table-cell>
          <table:table-cell office:value-type="float" office:value="0.0951219" calcext:value-type="float">
            <text:p>0.0951219</text:p>
          </table:table-cell>
          <table:table-cell office:value-type="float" office:value="633" calcext:value-type="float">
            <text:p>633</text:p>
          </table:table-cell>
          <table:table-cell table:formula="of:=([.C22]-580)/100"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4893" calcext:value-type="float">
            <text:p>4893</text:p>
          </table:table-cell>
          <table:table-cell office:value-type="float" office:value="0.0951219" calcext:value-type="float">
            <text:p>0.0951219</text:p>
          </table:table-cell>
          <table:table-cell office:value-type="float" office:value="653" calcext:value-type="float">
            <text:p>653</text:p>
          </table:table-cell>
          <table:table-cell table:formula="of:=([.C23]-580)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5115" calcext:value-type="float">
            <text:p>5115</text:p>
          </table:table-cell>
          <table:table-cell office:value-type="float" office:value="0.105691" calcext:value-type="float">
            <text:p>0.105691</text:p>
          </table:table-cell>
          <table:table-cell office:value-type="float" office:value="658" calcext:value-type="float">
            <text:p>658</text:p>
          </table:table-cell>
          <table:table-cell table:formula="of:=([.C24]-580)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5337" calcext:value-type="float">
            <text:p>5337</text:p>
          </table:table-cell>
          <table:table-cell office:value-type="float" office:value="0.105691" calcext:value-type="float">
            <text:p>0.105691</text:p>
          </table:table-cell>
          <table:table-cell office:value-type="float" office:value="662" calcext:value-type="float">
            <text:p>662</text:p>
          </table:table-cell>
          <table:table-cell table:formula="of:=([.C25]-580)/100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5558" calcext:value-type="float">
            <text:p>5558</text:p>
          </table:table-cell>
          <table:table-cell office:value-type="float" office:value="0.105691" calcext:value-type="float">
            <text:p>0.105691</text:p>
          </table:table-cell>
          <table:table-cell office:value-type="float" office:value="653" calcext:value-type="float">
            <text:p>653</text:p>
          </table:table-cell>
          <table:table-cell table:formula="of:=([.C26]-580)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float" office:value="0.11626" calcext:value-type="float">
            <text:p>0.11626</text:p>
          </table:table-cell>
          <table:table-cell office:value-type="float" office:value="620" calcext:value-type="float">
            <text:p>620</text:p>
          </table:table-cell>
          <table:table-cell table:formula="of:=([.C27]-580)/100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6002" calcext:value-type="float">
            <text:p>6002</text:p>
          </table:table-cell>
          <table:table-cell office:value-type="float" office:value="0.11626" calcext:value-type="float">
            <text:p>0.11626</text:p>
          </table:table-cell>
          <table:table-cell office:value-type="float" office:value="707" calcext:value-type="float">
            <text:p>707</text:p>
          </table:table-cell>
          <table:table-cell table:formula="of:=([.C28]-580)/100" office:value-type="float" office:value="1.27" calcext:value-type="float">
            <text:p>1.27</text:p>
          </table:table-cell>
        </table:table-row>
        <table:table-row table:style-name="ro1">
          <table:table-cell office:value-type="float" office:value="6224" calcext:value-type="float">
            <text:p>6224</text:p>
          </table:table-cell>
          <table:table-cell office:value-type="float" office:value="0.11626" calcext:value-type="float">
            <text:p>0.11626</text:p>
          </table:table-cell>
          <table:table-cell office:value-type="float" office:value="741" calcext:value-type="float">
            <text:p>741</text:p>
          </table:table-cell>
          <table:table-cell table:formula="of:=([.C29]-580)/100"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6446" calcext:value-type="float">
            <text:p>6446</text:p>
          </table:table-cell>
          <table:table-cell office:value-type="float" office:value="0.147967" calcext:value-type="float">
            <text:p>0.147967</text:p>
          </table:table-cell>
          <table:table-cell office:value-type="float" office:value="694" calcext:value-type="float">
            <text:p>694</text:p>
          </table:table-cell>
          <table:table-cell table:formula="of:=([.C30]-580)/100" office:value-type="float" office:value="1.14" calcext:value-type="float">
            <text:p>1.14</text:p>
          </table:table-cell>
        </table:table-row>
        <table:table-row table:style-name="ro1">
          <table:table-cell office:value-type="float" office:value="6667" calcext:value-type="float">
            <text:p>6667</text:p>
          </table:table-cell>
          <table:table-cell office:value-type="float" office:value="0.147967" calcext:value-type="float">
            <text:p>0.147967</text:p>
          </table:table-cell>
          <table:table-cell office:value-type="float" office:value="658" calcext:value-type="float">
            <text:p>658</text:p>
          </table:table-cell>
          <table:table-cell table:formula="of:=([.C31]-580)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6887" calcext:value-type="float">
            <text:p>6887</text:p>
          </table:table-cell>
          <table:table-cell office:value-type="float" office:value="0.147967" calcext:value-type="float">
            <text:p>0.147967</text:p>
          </table:table-cell>
          <table:table-cell office:value-type="float" office:value="660" calcext:value-type="float">
            <text:p>660</text:p>
          </table:table-cell>
          <table:table-cell table:formula="of:=([.C32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7109" calcext:value-type="float">
            <text:p>7109</text:p>
          </table:table-cell>
          <table:table-cell office:value-type="float" office:value="0.147967" calcext:value-type="float">
            <text:p>0.147967</text:p>
          </table:table-cell>
          <table:table-cell office:value-type="float" office:value="648" calcext:value-type="float">
            <text:p>648</text:p>
          </table:table-cell>
          <table:table-cell table:formula="of:=([.C33]-580)/100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7330" calcext:value-type="float">
            <text:p>7330</text:p>
          </table:table-cell>
          <table:table-cell office:value-type="float" office:value="0.147967" calcext:value-type="float">
            <text:p>0.147967</text:p>
          </table:table-cell>
          <table:table-cell office:value-type="float" office:value="656" calcext:value-type="float">
            <text:p>656</text:p>
          </table:table-cell>
          <table:table-cell table:formula="of:=([.C34]-580)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7551" calcext:value-type="float">
            <text:p>7551</text:p>
          </table:table-cell>
          <table:table-cell office:value-type="float" office:value="0.158536" calcext:value-type="float">
            <text:p>0.158536</text:p>
          </table:table-cell>
          <table:table-cell office:value-type="float" office:value="659" calcext:value-type="float">
            <text:p>659</text:p>
          </table:table-cell>
          <table:table-cell table:formula="of:=([.C35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7777" calcext:value-type="float">
            <text:p>7777</text:p>
          </table:table-cell>
          <table:table-cell office:value-type="float" office:value="0.158536" calcext:value-type="float">
            <text:p>0.158536</text:p>
          </table:table-cell>
          <table:table-cell office:value-type="float" office:value="634" calcext:value-type="float">
            <text:p>634</text:p>
          </table:table-cell>
          <table:table-cell table:formula="of:=([.C36]-580)/100"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7999" calcext:value-type="float">
            <text:p>7999</text:p>
          </table:table-cell>
          <table:table-cell office:value-type="float" office:value="0.179675" calcext:value-type="float">
            <text:p>0.179675</text:p>
          </table:table-cell>
          <table:table-cell office:value-type="float" office:value="703" calcext:value-type="float">
            <text:p>703</text:p>
          </table:table-cell>
          <table:table-cell table:formula="of:=([.C37]-580)/100"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8220" calcext:value-type="float">
            <text:p>8220</text:p>
          </table:table-cell>
          <table:table-cell office:value-type="float" office:value="0.179675" calcext:value-type="float">
            <text:p>0.179675</text:p>
          </table:table-cell>
          <table:table-cell office:value-type="float" office:value="640" calcext:value-type="float">
            <text:p>640</text:p>
          </table:table-cell>
          <table:table-cell table:formula="of:=([.C38]-580)/100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8442" calcext:value-type="float">
            <text:p>8442</text:p>
          </table:table-cell>
          <table:table-cell office:value-type="float" office:value="0.179675" calcext:value-type="float">
            <text:p>0.179675</text:p>
          </table:table-cell>
          <table:table-cell office:value-type="float" office:value="712" calcext:value-type="float">
            <text:p>712</text:p>
          </table:table-cell>
          <table:table-cell table:formula="of:=([.C39]-580)/100"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8664" calcext:value-type="float">
            <text:p>8664</text:p>
          </table:table-cell>
          <table:table-cell office:value-type="float" office:value="0.190244" calcext:value-type="float">
            <text:p>0.190244</text:p>
          </table:table-cell>
          <table:table-cell office:value-type="float" office:value="656" calcext:value-type="float">
            <text:p>656</text:p>
          </table:table-cell>
          <table:table-cell table:formula="of:=([.C40]-580)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8886" calcext:value-type="float">
            <text:p>8886</text:p>
          </table:table-cell>
          <table:table-cell office:value-type="float" office:value="0.190244" calcext:value-type="float">
            <text:p>0.190244</text:p>
          </table:table-cell>
          <table:table-cell office:value-type="float" office:value="660" calcext:value-type="float">
            <text:p>660</text:p>
          </table:table-cell>
          <table:table-cell table:formula="of:=([.C41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9108" calcext:value-type="float">
            <text:p>9108</text:p>
          </table:table-cell>
          <table:table-cell office:value-type="float" office:value="0.190244" calcext:value-type="float">
            <text:p>0.190244</text:p>
          </table:table-cell>
          <table:table-cell office:value-type="float" office:value="654" calcext:value-type="float">
            <text:p>654</text:p>
          </table:table-cell>
          <table:table-cell table:formula="of:=([.C42]-580)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9330" calcext:value-type="float">
            <text:p>9330</text:p>
          </table:table-cell>
          <table:table-cell office:value-type="float" office:value="0.190244" calcext:value-type="float">
            <text:p>0.190244</text:p>
          </table:table-cell>
          <table:table-cell office:value-type="float" office:value="655" calcext:value-type="float">
            <text:p>655</text:p>
          </table:table-cell>
          <table:table-cell table:formula="of:=([.C43]-580)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9552" calcext:value-type="float">
            <text:p>9552</text:p>
          </table:table-cell>
          <table:table-cell office:value-type="float" office:value="0.190244" calcext:value-type="float">
            <text:p>0.190244</text:p>
          </table:table-cell>
          <table:table-cell office:value-type="float" office:value="659" calcext:value-type="float">
            <text:p>659</text:p>
          </table:table-cell>
          <table:table-cell table:formula="of:=([.C44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9773" calcext:value-type="float">
            <text:p>9773</text:p>
          </table:table-cell>
          <table:table-cell office:value-type="float" office:value="0.200813" calcext:value-type="float">
            <text:p>0.200813</text:p>
          </table:table-cell>
          <table:table-cell office:value-type="float" office:value="651" calcext:value-type="float">
            <text:p>651</text:p>
          </table:table-cell>
          <table:table-cell table:formula="of:=([.C45]-580)/1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9994" calcext:value-type="float">
            <text:p>9994</text:p>
          </table:table-cell>
          <table:table-cell office:value-type="float" office:value="0.200813" calcext:value-type="float">
            <text:p>0.200813</text:p>
          </table:table-cell>
          <table:table-cell office:value-type="float" office:value="655" calcext:value-type="float">
            <text:p>655</text:p>
          </table:table-cell>
          <table:table-cell table:formula="of:=([.C46]-580)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0215" calcext:value-type="float">
            <text:p>10215</text:p>
          </table:table-cell>
          <table:table-cell office:value-type="float" office:value="0.200813" calcext:value-type="float">
            <text:p>0.200813</text:p>
          </table:table-cell>
          <table:table-cell office:value-type="float" office:value="688" calcext:value-type="float">
            <text:p>688</text:p>
          </table:table-cell>
          <table:table-cell table:formula="of:=([.C47]-580)/100"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10436" calcext:value-type="float">
            <text:p>10436</text:p>
          </table:table-cell>
          <table:table-cell office:value-type="float" office:value="0.200813" calcext:value-type="float">
            <text:p>0.200813</text:p>
          </table:table-cell>
          <table:table-cell office:value-type="float" office:value="654" calcext:value-type="float">
            <text:p>654</text:p>
          </table:table-cell>
          <table:table-cell table:formula="of:=([.C48]-580)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10658" calcext:value-type="float">
            <text:p>10658</text:p>
          </table:table-cell>
          <table:table-cell office:value-type="float" office:value="0.200813" calcext:value-type="float">
            <text:p>0.200813</text:p>
          </table:table-cell>
          <table:table-cell office:value-type="float" office:value="651" calcext:value-type="float">
            <text:p>651</text:p>
          </table:table-cell>
          <table:table-cell table:formula="of:=([.C49]-580)/1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10879" calcext:value-type="float">
            <text:p>10879</text:p>
          </table:table-cell>
          <table:table-cell office:value-type="float" office:value="0.200813" calcext:value-type="float">
            <text:p>0.200813</text:p>
          </table:table-cell>
          <table:table-cell office:value-type="float" office:value="685" calcext:value-type="float">
            <text:p>685</text:p>
          </table:table-cell>
          <table:table-cell table:formula="of:=([.C50]-580)/100"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0.221951" calcext:value-type="float">
            <text:p>0.221951</text:p>
          </table:table-cell>
          <table:table-cell office:value-type="float" office:value="648" calcext:value-type="float">
            <text:p>648</text:p>
          </table:table-cell>
          <table:table-cell table:formula="of:=([.C51]-580)/100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11321" calcext:value-type="float">
            <text:p>11321</text:p>
          </table:table-cell>
          <table:table-cell office:value-type="float" office:value="0.221951" calcext:value-type="float">
            <text:p>0.221951</text:p>
          </table:table-cell>
          <table:table-cell office:value-type="float" office:value="650" calcext:value-type="float">
            <text:p>650</text:p>
          </table:table-cell>
          <table:table-cell table:formula="of:=([.C52]-580)/100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1542" calcext:value-type="float">
            <text:p>11542</text:p>
          </table:table-cell>
          <table:table-cell office:value-type="float" office:value="0.211382" calcext:value-type="float">
            <text:p>0.211382</text:p>
          </table:table-cell>
          <table:table-cell office:value-type="float" office:value="654" calcext:value-type="float">
            <text:p>654</text:p>
          </table:table-cell>
          <table:table-cell table:formula="of:=([.C53]-580)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11763" calcext:value-type="float">
            <text:p>11763</text:p>
          </table:table-cell>
          <table:table-cell office:value-type="float" office:value="0.211382" calcext:value-type="float">
            <text:p>0.211382</text:p>
          </table:table-cell>
          <table:table-cell office:value-type="float" office:value="659" calcext:value-type="float">
            <text:p>659</text:p>
          </table:table-cell>
          <table:table-cell table:formula="of:=([.C54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11984" calcext:value-type="float">
            <text:p>11984</text:p>
          </table:table-cell>
          <table:table-cell office:value-type="float" office:value="0.211382" calcext:value-type="float">
            <text:p>0.211382</text:p>
          </table:table-cell>
          <table:table-cell office:value-type="float" office:value="894" calcext:value-type="float">
            <text:p>894</text:p>
          </table:table-cell>
          <table:table-cell table:formula="of:=([.C55]-580)/100"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12208" calcext:value-type="float">
            <text:p>12208</text:p>
          </table:table-cell>
          <table:table-cell office:value-type="float" office:value="0.190244" calcext:value-type="float">
            <text:p>0.190244</text:p>
          </table:table-cell>
          <table:table-cell office:value-type="float" office:value="682" calcext:value-type="float">
            <text:p>682</text:p>
          </table:table-cell>
          <table:table-cell table:formula="of:=([.C56]-580)/100"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12430" calcext:value-type="float">
            <text:p>12430</text:p>
          </table:table-cell>
          <table:table-cell office:value-type="float" office:value="0.190244" calcext:value-type="float">
            <text:p>0.190244</text:p>
          </table:table-cell>
          <table:table-cell office:value-type="float" office:value="667" calcext:value-type="float">
            <text:p>667</text:p>
          </table:table-cell>
          <table:table-cell table:formula="of:=([.C57]-580)/100"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12652" calcext:value-type="float">
            <text:p>12652</text:p>
          </table:table-cell>
          <table:table-cell office:value-type="float" office:value="0.147967" calcext:value-type="float">
            <text:p>0.147967</text:p>
          </table:table-cell>
          <table:table-cell office:value-type="float" office:value="653" calcext:value-type="float">
            <text:p>653</text:p>
          </table:table-cell>
          <table:table-cell table:formula="of:=([.C58]-580)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12874" calcext:value-type="float">
            <text:p>12874</text:p>
          </table:table-cell>
          <table:table-cell office:value-type="float" office:value="0.147967" calcext:value-type="float">
            <text:p>0.147967</text:p>
          </table:table-cell>
          <table:table-cell office:value-type="float" office:value="659" calcext:value-type="float">
            <text:p>659</text:p>
          </table:table-cell>
          <table:table-cell table:formula="of:=([.C59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13096" calcext:value-type="float">
            <text:p>13096</text:p>
          </table:table-cell>
          <table:table-cell office:value-type="float" office:value="0.147967" calcext:value-type="float">
            <text:p>0.147967</text:p>
          </table:table-cell>
          <table:table-cell office:value-type="float" office:value="662" calcext:value-type="float">
            <text:p>662</text:p>
          </table:table-cell>
          <table:table-cell table:formula="of:=([.C60]-580)/100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13316" calcext:value-type="float">
            <text:p>13316</text:p>
          </table:table-cell>
          <table:table-cell office:value-type="float" office:value="0.105691" calcext:value-type="float">
            <text:p>0.105691</text:p>
          </table:table-cell>
          <table:table-cell office:value-type="float" office:value="652" calcext:value-type="float">
            <text:p>652</text:p>
          </table:table-cell>
          <table:table-cell table:formula="of:=([.C61]-580)/100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3537" calcext:value-type="float">
            <text:p>13537</text:p>
          </table:table-cell>
          <table:table-cell office:value-type="float" office:value="0.105691" calcext:value-type="float">
            <text:p>0.105691</text:p>
          </table:table-cell>
          <table:table-cell office:value-type="float" office:value="655" calcext:value-type="float">
            <text:p>655</text:p>
          </table:table-cell>
          <table:table-cell table:formula="of:=([.C62]-580)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3758" calcext:value-type="float">
            <text:p>13758</text:p>
          </table:table-cell>
          <table:table-cell office:value-type="float" office:value="0.105691" calcext:value-type="float">
            <text:p>0.105691</text:p>
          </table:table-cell>
          <table:table-cell office:value-type="float" office:value="654" calcext:value-type="float">
            <text:p>654</text:p>
          </table:table-cell>
          <table:table-cell table:formula="of:=([.C63]-580)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13979" calcext:value-type="float">
            <text:p>13979</text:p>
          </table:table-cell>
          <table:table-cell office:value-type="float" office:value="0.0951219" calcext:value-type="float">
            <text:p>0.0951219</text:p>
          </table:table-cell>
          <table:table-cell office:value-type="float" office:value="662" calcext:value-type="float">
            <text:p>662</text:p>
          </table:table-cell>
          <table:table-cell table:formula="of:=([.C64]-580)/100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float" office:value="0.0951219" calcext:value-type="float">
            <text:p>0.0951219</text:p>
          </table:table-cell>
          <table:table-cell office:value-type="float" office:value="652" calcext:value-type="float">
            <text:p>652</text:p>
          </table:table-cell>
          <table:table-cell table:formula="of:=([.C65]-580)/100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4421" calcext:value-type="float">
            <text:p>14421</text:p>
          </table:table-cell>
          <table:table-cell office:value-type="float" office:value="0.0739837" calcext:value-type="float">
            <text:p>0.0739837</text:p>
          </table:table-cell>
          <table:table-cell office:value-type="float" office:value="661" calcext:value-type="float">
            <text:p>661</text:p>
          </table:table-cell>
          <table:table-cell table:formula="of:=([.C66]-580)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14642" calcext:value-type="float">
            <text:p>14642</text:p>
          </table:table-cell>
          <table:table-cell office:value-type="float" office:value="0.0739837" calcext:value-type="float">
            <text:p>0.0739837</text:p>
          </table:table-cell>
          <table:table-cell office:value-type="float" office:value="669" calcext:value-type="float">
            <text:p>669</text:p>
          </table:table-cell>
          <table:table-cell table:formula="of:=([.C67]-580)/100"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14863" calcext:value-type="float">
            <text:p>14863</text:p>
          </table:table-cell>
          <table:table-cell office:value-type="float" office:value="0.0739837" calcext:value-type="float">
            <text:p>0.0739837</text:p>
          </table:table-cell>
          <table:table-cell office:value-type="float" office:value="664" calcext:value-type="float">
            <text:p>664</text:p>
          </table:table-cell>
          <table:table-cell table:formula="of:=([.C68]-580)/100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15084" calcext:value-type="float">
            <text:p>15084</text:p>
          </table:table-cell>
          <table:table-cell office:value-type="float" office:value="0.0845528" calcext:value-type="float">
            <text:p>0.0845528</text:p>
          </table:table-cell>
          <table:table-cell office:value-type="float" office:value="653" calcext:value-type="float">
            <text:p>653</text:p>
          </table:table-cell>
          <table:table-cell table:formula="of:=([.C69]-580)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15305" calcext:value-type="float">
            <text:p>15305</text:p>
          </table:table-cell>
          <table:table-cell office:value-type="float" office:value="0.0845528" calcext:value-type="float">
            <text:p>0.0845528</text:p>
          </table:table-cell>
          <table:table-cell office:value-type="float" office:value="657" calcext:value-type="float">
            <text:p>657</text:p>
          </table:table-cell>
          <table:table-cell table:formula="of:=([.C70]-580)/100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15526" calcext:value-type="float">
            <text:p>15526</text:p>
          </table:table-cell>
          <table:table-cell office:value-type="float" office:value="0.0845528" calcext:value-type="float">
            <text:p>0.0845528</text:p>
          </table:table-cell>
          <table:table-cell office:value-type="float" office:value="652" calcext:value-type="float">
            <text:p>652</text:p>
          </table:table-cell>
          <table:table-cell table:formula="of:=([.C71]-580)/100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5746" calcext:value-type="float">
            <text:p>15746</text:p>
          </table:table-cell>
          <table:table-cell office:value-type="float" office:value="0.0951219" calcext:value-type="float">
            <text:p>0.0951219</text:p>
          </table:table-cell>
          <table:table-cell office:value-type="float" office:value="647" calcext:value-type="float">
            <text:p>647</text:p>
          </table:table-cell>
          <table:table-cell table:formula="of:=([.C72]-580)/100"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15967" calcext:value-type="float">
            <text:p>15967</text:p>
          </table:table-cell>
          <table:table-cell office:value-type="float" office:value="0.0951219" calcext:value-type="float">
            <text:p>0.0951219</text:p>
          </table:table-cell>
          <table:table-cell office:value-type="float" office:value="657" calcext:value-type="float">
            <text:p>657</text:p>
          </table:table-cell>
          <table:table-cell table:formula="of:=([.C73]-580)/100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16189" calcext:value-type="float">
            <text:p>16189</text:p>
          </table:table-cell>
          <table:table-cell office:value-type="float" office:value="0.105691" calcext:value-type="float">
            <text:p>0.105691</text:p>
          </table:table-cell>
          <table:table-cell office:value-type="float" office:value="664" calcext:value-type="float">
            <text:p>664</text:p>
          </table:table-cell>
          <table:table-cell table:formula="of:=([.C74]-580)/100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16410" calcext:value-type="float">
            <text:p>16410</text:p>
          </table:table-cell>
          <table:table-cell office:value-type="float" office:value="0.105691" calcext:value-type="float">
            <text:p>0.105691</text:p>
          </table:table-cell>
          <table:table-cell office:value-type="float" office:value="656" calcext:value-type="float">
            <text:p>656</text:p>
          </table:table-cell>
          <table:table-cell table:formula="of:=([.C75]-580)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16653" calcext:value-type="float">
            <text:p>16653</text:p>
          </table:table-cell>
          <table:table-cell office:value-type="float" office:value="0.105691" calcext:value-type="float">
            <text:p>0.105691</text:p>
          </table:table-cell>
          <table:table-cell office:value-type="float" office:value="654" calcext:value-type="float">
            <text:p>654</text:p>
          </table:table-cell>
          <table:table-cell table:formula="of:=([.C76]-580)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16875" calcext:value-type="float">
            <text:p>16875</text:p>
          </table:table-cell>
          <table:table-cell office:value-type="float" office:value="0.105691" calcext:value-type="float">
            <text:p>0.105691</text:p>
          </table:table-cell>
          <table:table-cell office:value-type="float" office:value="656" calcext:value-type="float">
            <text:p>656</text:p>
          </table:table-cell>
          <table:table-cell table:formula="of:=([.C77]-580)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17097" calcext:value-type="float">
            <text:p>17097</text:p>
          </table:table-cell>
          <table:table-cell office:value-type="float" office:value="0.105691" calcext:value-type="float">
            <text:p>0.105691</text:p>
          </table:table-cell>
          <table:table-cell office:value-type="float" office:value="651" calcext:value-type="float">
            <text:p>651</text:p>
          </table:table-cell>
          <table:table-cell table:formula="of:=([.C78]-580)/1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17319" calcext:value-type="float">
            <text:p>17319</text:p>
          </table:table-cell>
          <table:table-cell office:value-type="float" office:value="0.0951219" calcext:value-type="float">
            <text:p>0.0951219</text:p>
          </table:table-cell>
          <table:table-cell office:value-type="float" office:value="654" calcext:value-type="float">
            <text:p>654</text:p>
          </table:table-cell>
          <table:table-cell table:formula="of:=([.C79]-580)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17540" calcext:value-type="float">
            <text:p>17540</text:p>
          </table:table-cell>
          <table:table-cell office:value-type="float" office:value="0.0951219" calcext:value-type="float">
            <text:p>0.0951219</text:p>
          </table:table-cell>
          <table:table-cell office:value-type="float" office:value="658" calcext:value-type="float">
            <text:p>658</text:p>
          </table:table-cell>
          <table:table-cell table:formula="of:=([.C80]-580)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17761" calcext:value-type="float">
            <text:p>17761</text:p>
          </table:table-cell>
          <table:table-cell office:value-type="float" office:value="0.0951219" calcext:value-type="float">
            <text:p>0.0951219</text:p>
          </table:table-cell>
          <table:table-cell office:value-type="float" office:value="655" calcext:value-type="float">
            <text:p>655</text:p>
          </table:table-cell>
          <table:table-cell table:formula="of:=([.C81]-580)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7985" calcext:value-type="float">
            <text:p>17985</text:p>
          </table:table-cell>
          <table:table-cell office:value-type="float" office:value="0.105691" calcext:value-type="float">
            <text:p>0.105691</text:p>
          </table:table-cell>
          <table:table-cell office:value-type="float" office:value="659" calcext:value-type="float">
            <text:p>659</text:p>
          </table:table-cell>
          <table:table-cell table:formula="of:=([.C82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18207" calcext:value-type="float">
            <text:p>18207</text:p>
          </table:table-cell>
          <table:table-cell office:value-type="float" office:value="0.105691" calcext:value-type="float">
            <text:p>0.105691</text:p>
          </table:table-cell>
          <table:table-cell office:value-type="float" office:value="664" calcext:value-type="float">
            <text:p>664</text:p>
          </table:table-cell>
          <table:table-cell table:formula="of:=([.C83]-580)/100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18429" calcext:value-type="float">
            <text:p>18429</text:p>
          </table:table-cell>
          <table:table-cell office:value-type="float" office:value="0.105691" calcext:value-type="float">
            <text:p>0.105691</text:p>
          </table:table-cell>
          <table:table-cell office:value-type="float" office:value="658" calcext:value-type="float">
            <text:p>658</text:p>
          </table:table-cell>
          <table:table-cell table:formula="of:=([.C84]-580)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18655" calcext:value-type="float">
            <text:p>18655</text:p>
          </table:table-cell>
          <table:table-cell office:value-type="float" office:value="0.0951219" calcext:value-type="float">
            <text:p>0.0951219</text:p>
          </table:table-cell>
          <table:table-cell office:value-type="float" office:value="669" calcext:value-type="float">
            <text:p>669</text:p>
          </table:table-cell>
          <table:table-cell table:formula="of:=([.C85]-580)/100"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18876" calcext:value-type="float">
            <text:p>18876</text:p>
          </table:table-cell>
          <table:table-cell office:value-type="float" office:value="0.0951219" calcext:value-type="float">
            <text:p>0.0951219</text:p>
          </table:table-cell>
          <table:table-cell office:value-type="float" office:value="651" calcext:value-type="float">
            <text:p>651</text:p>
          </table:table-cell>
          <table:table-cell table:formula="of:=([.C86]-580)/1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19097" calcext:value-type="float">
            <text:p>19097</text:p>
          </table:table-cell>
          <table:table-cell office:value-type="float" office:value="0.0845528" calcext:value-type="float">
            <text:p>0.0845528</text:p>
          </table:table-cell>
          <table:table-cell office:value-type="float" office:value="658" calcext:value-type="float">
            <text:p>658</text:p>
          </table:table-cell>
          <table:table-cell table:formula="of:=([.C87]-580)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19318" calcext:value-type="float">
            <text:p>19318</text:p>
          </table:table-cell>
          <table:table-cell office:value-type="float" office:value="0.0845528" calcext:value-type="float">
            <text:p>0.0845528</text:p>
          </table:table-cell>
          <table:table-cell office:value-type="float" office:value="662" calcext:value-type="float">
            <text:p>662</text:p>
          </table:table-cell>
          <table:table-cell table:formula="of:=([.C88]-580)/100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19539" calcext:value-type="float">
            <text:p>19539</text:p>
          </table:table-cell>
          <table:table-cell office:value-type="float" office:value="0.0845528" calcext:value-type="float">
            <text:p>0.0845528</text:p>
          </table:table-cell>
          <table:table-cell office:value-type="float" office:value="650" calcext:value-type="float">
            <text:p>650</text:p>
          </table:table-cell>
          <table:table-cell table:formula="of:=([.C89]-580)/100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9760" calcext:value-type="float">
            <text:p>19760</text:p>
          </table:table-cell>
          <table:table-cell office:value-type="float" office:value="0.0951219" calcext:value-type="float">
            <text:p>0.0951219</text:p>
          </table:table-cell>
          <table:table-cell office:value-type="float" office:value="658" calcext:value-type="float">
            <text:p>658</text:p>
          </table:table-cell>
          <table:table-cell table:formula="of:=([.C90]-580)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19981" calcext:value-type="float">
            <text:p>19981</text:p>
          </table:table-cell>
          <table:table-cell office:value-type="float" office:value="0.0951219" calcext:value-type="float">
            <text:p>0.0951219</text:p>
          </table:table-cell>
          <table:table-cell office:value-type="float" office:value="655" calcext:value-type="float">
            <text:p>655</text:p>
          </table:table-cell>
          <table:table-cell table:formula="of:=([.C91]-580)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0202" calcext:value-type="float">
            <text:p>20202</text:p>
          </table:table-cell>
          <table:table-cell office:value-type="float" office:value="0.0951219" calcext:value-type="float">
            <text:p>0.0951219</text:p>
          </table:table-cell>
          <table:table-cell office:value-type="float" office:value="659" calcext:value-type="float">
            <text:p>659</text:p>
          </table:table-cell>
          <table:table-cell table:formula="of:=([.C92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20423" calcext:value-type="float">
            <text:p>20423</text:p>
          </table:table-cell>
          <table:table-cell office:value-type="float" office:value="0.0845528" calcext:value-type="float">
            <text:p>0.0845528</text:p>
          </table:table-cell>
          <table:table-cell office:value-type="float" office:value="651" calcext:value-type="float">
            <text:p>651</text:p>
          </table:table-cell>
          <table:table-cell table:formula="of:=([.C93]-580)/1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20644" calcext:value-type="float">
            <text:p>20644</text:p>
          </table:table-cell>
          <table:table-cell office:value-type="float" office:value="0.0845528" calcext:value-type="float">
            <text:p>0.0845528</text:p>
          </table:table-cell>
          <table:table-cell office:value-type="float" office:value="657" calcext:value-type="float">
            <text:p>657</text:p>
          </table:table-cell>
          <table:table-cell table:formula="of:=([.C94]-580)/100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20865" calcext:value-type="float">
            <text:p>20865</text:p>
          </table:table-cell>
          <table:table-cell office:value-type="float" office:value="0.0845528" calcext:value-type="float">
            <text:p>0.0845528</text:p>
          </table:table-cell>
          <table:table-cell office:value-type="float" office:value="661" calcext:value-type="float">
            <text:p>661</text:p>
          </table:table-cell>
          <table:table-cell table:formula="of:=([.C95]-580)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21086" calcext:value-type="float">
            <text:p>21086</text:p>
          </table:table-cell>
          <table:table-cell office:value-type="float" office:value="0.0845528" calcext:value-type="float">
            <text:p>0.0845528</text:p>
          </table:table-cell>
          <table:table-cell office:value-type="float" office:value="656" calcext:value-type="float">
            <text:p>656</text:p>
          </table:table-cell>
          <table:table-cell table:formula="of:=([.C96]-580)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1307" calcext:value-type="float">
            <text:p>21307</text:p>
          </table:table-cell>
          <table:table-cell office:value-type="float" office:value="0.0845528" calcext:value-type="float">
            <text:p>0.0845528</text:p>
          </table:table-cell>
          <table:table-cell office:value-type="float" office:value="657" calcext:value-type="float">
            <text:p>657</text:p>
          </table:table-cell>
          <table:table-cell table:formula="of:=([.C97]-580)/100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21528" calcext:value-type="float">
            <text:p>21528</text:p>
          </table:table-cell>
          <table:table-cell office:value-type="float" office:value="0.0739837" calcext:value-type="float">
            <text:p>0.0739837</text:p>
          </table:table-cell>
          <table:table-cell office:value-type="float" office:value="659" calcext:value-type="float">
            <text:p>659</text:p>
          </table:table-cell>
          <table:table-cell table:formula="of:=([.C98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21749" calcext:value-type="float">
            <text:p>21749</text:p>
          </table:table-cell>
          <table:table-cell office:value-type="float" office:value="0.0739837" calcext:value-type="float">
            <text:p>0.0739837</text:p>
          </table:table-cell>
          <table:table-cell office:value-type="float" office:value="650" calcext:value-type="float">
            <text:p>650</text:p>
          </table:table-cell>
          <table:table-cell table:formula="of:=([.C99]-580)/100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1970" calcext:value-type="float">
            <text:p>21970</text:p>
          </table:table-cell>
          <table:table-cell office:value-type="float" office:value="0.0739837" calcext:value-type="float">
            <text:p>0.0739837</text:p>
          </table:table-cell>
          <table:table-cell office:value-type="float" office:value="661" calcext:value-type="float">
            <text:p>661</text:p>
          </table:table-cell>
          <table:table-cell table:formula="of:=([.C100]-580)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22192" calcext:value-type="float">
            <text:p>22192</text:p>
          </table:table-cell>
          <table:table-cell office:value-type="float" office:value="0.0739837" calcext:value-type="float">
            <text:p>0.0739837</text:p>
          </table:table-cell>
          <table:table-cell office:value-type="float" office:value="658" calcext:value-type="float">
            <text:p>658</text:p>
          </table:table-cell>
          <table:table-cell table:formula="of:=([.C101]-580)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22413" calcext:value-type="float">
            <text:p>22413</text:p>
          </table:table-cell>
          <table:table-cell office:value-type="float" office:value="0.0739837" calcext:value-type="float">
            <text:p>0.0739837</text:p>
          </table:table-cell>
          <table:table-cell office:value-type="float" office:value="659" calcext:value-type="float">
            <text:p>659</text:p>
          </table:table-cell>
          <table:table-cell table:formula="of:=([.C102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22634" calcext:value-type="float">
            <text:p>22634</text:p>
          </table:table-cell>
          <table:table-cell office:value-type="float" office:value="0.105691" calcext:value-type="float">
            <text:p>0.105691</text:p>
          </table:table-cell>
          <table:table-cell office:value-type="float" office:value="651" calcext:value-type="float">
            <text:p>651</text:p>
          </table:table-cell>
          <table:table-cell table:formula="of:=([.C103]-580)/1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22855" calcext:value-type="float">
            <text:p>22855</text:p>
          </table:table-cell>
          <table:table-cell office:value-type="float" office:value="0.105691" calcext:value-type="float">
            <text:p>0.105691</text:p>
          </table:table-cell>
          <table:table-cell office:value-type="float" office:value="713" calcext:value-type="float">
            <text:p>713</text:p>
          </table:table-cell>
          <table:table-cell table:formula="of:=([.C104]-580)/100"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23076" calcext:value-type="float">
            <text:p>23076</text:p>
          </table:table-cell>
          <table:table-cell office:value-type="float" office:value="0.105691" calcext:value-type="float">
            <text:p>0.105691</text:p>
          </table:table-cell>
          <table:table-cell office:value-type="float" office:value="674" calcext:value-type="float">
            <text:p>674</text:p>
          </table:table-cell>
          <table:table-cell table:formula="of:=([.C105]-580)/100"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23297" calcext:value-type="float">
            <text:p>23297</text:p>
          </table:table-cell>
          <table:table-cell office:value-type="float" office:value="0.105691" calcext:value-type="float">
            <text:p>0.105691</text:p>
          </table:table-cell>
          <table:table-cell office:value-type="float" office:value="613" calcext:value-type="float">
            <text:p>613</text:p>
          </table:table-cell>
          <table:table-cell table:formula="of:=([.C106]-580)/100"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23518" calcext:value-type="float">
            <text:p>23518</text:p>
          </table:table-cell>
          <table:table-cell office:value-type="float" office:value="0.105691" calcext:value-type="float">
            <text:p>0.105691</text:p>
          </table:table-cell>
          <table:table-cell office:value-type="float" office:value="582" calcext:value-type="float">
            <text:p>582</text:p>
          </table:table-cell>
          <table:table-cell table:formula="of:=([.C107]-580)/100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3742" calcext:value-type="float">
            <text:p>23742</text:p>
          </table:table-cell>
          <table:table-cell office:value-type="float" office:value="0.105691" calcext:value-type="float">
            <text:p>0.105691</text:p>
          </table:table-cell>
          <table:table-cell office:value-type="float" office:value="658" calcext:value-type="float">
            <text:p>658</text:p>
          </table:table-cell>
          <table:table-cell table:formula="of:=([.C108]-580)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23964" calcext:value-type="float">
            <text:p>23964</text:p>
          </table:table-cell>
          <table:table-cell office:value-type="float" office:value="0.105691" calcext:value-type="float">
            <text:p>0.105691</text:p>
          </table:table-cell>
          <table:table-cell office:value-type="float" office:value="652" calcext:value-type="float">
            <text:p>652</text:p>
          </table:table-cell>
          <table:table-cell table:formula="of:=([.C109]-580)/100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4186" calcext:value-type="float">
            <text:p>24186</text:p>
          </table:table-cell>
          <table:table-cell office:value-type="float" office:value="0.105691" calcext:value-type="float">
            <text:p>0.105691</text:p>
          </table:table-cell>
          <table:table-cell office:value-type="float" office:value="658" calcext:value-type="float">
            <text:p>658</text:p>
          </table:table-cell>
          <table:table-cell table:formula="of:=([.C110]-580)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24408" calcext:value-type="float">
            <text:p>24408</text:p>
          </table:table-cell>
          <table:table-cell office:value-type="float" office:value="0.105691" calcext:value-type="float">
            <text:p>0.105691</text:p>
          </table:table-cell>
          <table:table-cell office:value-type="float" office:value="660" calcext:value-type="float">
            <text:p>660</text:p>
          </table:table-cell>
          <table:table-cell table:formula="of:=([.C111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4629" calcext:value-type="float">
            <text:p>24629</text:p>
          </table:table-cell>
          <table:table-cell office:value-type="float" office:value="0.105691" calcext:value-type="float">
            <text:p>0.105691</text:p>
          </table:table-cell>
          <table:table-cell office:value-type="float" office:value="655" calcext:value-type="float">
            <text:p>655</text:p>
          </table:table-cell>
          <table:table-cell table:formula="of:=([.C112]-580)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4851" calcext:value-type="float">
            <text:p>24851</text:p>
          </table:table-cell>
          <table:table-cell office:value-type="float" office:value="0.105691" calcext:value-type="float">
            <text:p>0.105691</text:p>
          </table:table-cell>
          <table:table-cell office:value-type="float" office:value="728" calcext:value-type="float">
            <text:p>728</text:p>
          </table:table-cell>
          <table:table-cell table:formula="of:=([.C113]-580)/100"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25073" calcext:value-type="float">
            <text:p>25073</text:p>
          </table:table-cell>
          <table:table-cell office:value-type="float" office:value="0.105691" calcext:value-type="float">
            <text:p>0.105691</text:p>
          </table:table-cell>
          <table:table-cell office:value-type="float" office:value="618" calcext:value-type="float">
            <text:p>618</text:p>
          </table:table-cell>
          <table:table-cell table:formula="of:=([.C114]-580)/100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25295" calcext:value-type="float">
            <text:p>25295</text:p>
          </table:table-cell>
          <table:table-cell office:value-type="float" office:value="0.105691" calcext:value-type="float">
            <text:p>0.105691</text:p>
          </table:table-cell>
          <table:table-cell office:value-type="float" office:value="649" calcext:value-type="float">
            <text:p>649</text:p>
          </table:table-cell>
          <table:table-cell table:formula="of:=([.C115]-580)/100"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25517" calcext:value-type="float">
            <text:p>25517</text:p>
          </table:table-cell>
          <table:table-cell office:value-type="float" office:value="0.11626" calcext:value-type="float">
            <text:p>0.11626</text:p>
          </table:table-cell>
          <table:table-cell office:value-type="float" office:value="658" calcext:value-type="float">
            <text:p>658</text:p>
          </table:table-cell>
          <table:table-cell table:formula="of:=([.C116]-580)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25739" calcext:value-type="float">
            <text:p>25739</text:p>
          </table:table-cell>
          <table:table-cell office:value-type="float" office:value="0.11626" calcext:value-type="float">
            <text:p>0.11626</text:p>
          </table:table-cell>
          <table:table-cell office:value-type="float" office:value="660" calcext:value-type="float">
            <text:p>660</text:p>
          </table:table-cell>
          <table:table-cell table:formula="of:=([.C117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5961" calcext:value-type="float">
            <text:p>25961</text:p>
          </table:table-cell>
          <table:table-cell office:value-type="float" office:value="0.11626" calcext:value-type="float">
            <text:p>0.11626</text:p>
          </table:table-cell>
          <table:table-cell office:value-type="float" office:value="653" calcext:value-type="float">
            <text:p>653</text:p>
          </table:table-cell>
          <table:table-cell table:formula="of:=([.C118]-580)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26182" calcext:value-type="float">
            <text:p>26182</text:p>
          </table:table-cell>
          <table:table-cell office:value-type="float" office:value="0.126829" calcext:value-type="float">
            <text:p>0.126829</text:p>
          </table:table-cell>
          <table:table-cell office:value-type="float" office:value="727" calcext:value-type="float">
            <text:p>727</text:p>
          </table:table-cell>
          <table:table-cell table:formula="of:=([.C119]-580)/100"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26403" calcext:value-type="float">
            <text:p>26403</text:p>
          </table:table-cell>
          <table:table-cell office:value-type="float" office:value="0.126829" calcext:value-type="float">
            <text:p>0.126829</text:p>
          </table:table-cell>
          <table:table-cell office:value-type="float" office:value="666" calcext:value-type="float">
            <text:p>666</text:p>
          </table:table-cell>
          <table:table-cell table:formula="of:=([.C120]-580)/100"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26624" calcext:value-type="float">
            <text:p>26624</text:p>
          </table:table-cell>
          <table:table-cell office:value-type="float" office:value="0.126829" calcext:value-type="float">
            <text:p>0.126829</text:p>
          </table:table-cell>
          <table:table-cell office:value-type="float" office:value="651" calcext:value-type="float">
            <text:p>651</text:p>
          </table:table-cell>
          <table:table-cell table:formula="of:=([.C121]-580)/1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26845" calcext:value-type="float">
            <text:p>26845</text:p>
          </table:table-cell>
          <table:table-cell office:value-type="float" office:value="0.126829" calcext:value-type="float">
            <text:p>0.126829</text:p>
          </table:table-cell>
          <table:table-cell office:value-type="float" office:value="654" calcext:value-type="float">
            <text:p>654</text:p>
          </table:table-cell>
          <table:table-cell table:formula="of:=([.C122]-580)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27066" calcext:value-type="float">
            <text:p>27066</text:p>
          </table:table-cell>
          <table:table-cell office:value-type="float" office:value="0.126829" calcext:value-type="float">
            <text:p>0.126829</text:p>
          </table:table-cell>
          <table:table-cell office:value-type="float" office:value="658" calcext:value-type="float">
            <text:p>658</text:p>
          </table:table-cell>
          <table:table-cell table:formula="of:=([.C123]-580)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27287" calcext:value-type="float">
            <text:p>27287</text:p>
          </table:table-cell>
          <table:table-cell office:value-type="float" office:value="0.147967" calcext:value-type="float">
            <text:p>0.147967</text:p>
          </table:table-cell>
          <table:table-cell office:value-type="float" office:value="659" calcext:value-type="float">
            <text:p>659</text:p>
          </table:table-cell>
          <table:table-cell table:formula="of:=([.C124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27509" calcext:value-type="float">
            <text:p>27509</text:p>
          </table:table-cell>
          <table:table-cell office:value-type="float" office:value="0.147967" calcext:value-type="float">
            <text:p>0.147967</text:p>
          </table:table-cell>
          <table:table-cell office:value-type="float" office:value="650" calcext:value-type="float">
            <text:p>650</text:p>
          </table:table-cell>
          <table:table-cell table:formula="of:=([.C125]-580)/100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7730" calcext:value-type="float">
            <text:p>27730</text:p>
          </table:table-cell>
          <table:table-cell office:value-type="float" office:value="0.147967" calcext:value-type="float">
            <text:p>0.147967</text:p>
          </table:table-cell>
          <table:table-cell office:value-type="float" office:value="759" calcext:value-type="float">
            <text:p>759</text:p>
          </table:table-cell>
          <table:table-cell table:formula="of:=([.C126]-580)/100"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27951" calcext:value-type="float">
            <text:p>27951</text:p>
          </table:table-cell>
          <table:table-cell office:value-type="float" office:value="0.147967" calcext:value-type="float">
            <text:p>0.147967</text:p>
          </table:table-cell>
          <table:table-cell office:value-type="float" office:value="670" calcext:value-type="float">
            <text:p>670</text:p>
          </table:table-cell>
          <table:table-cell table:formula="of:=([.C127]-580)/100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8196" calcext:value-type="float">
            <text:p>28196</text:p>
          </table:table-cell>
          <table:table-cell office:value-type="float" office:value="0.147967" calcext:value-type="float">
            <text:p>0.147967</text:p>
          </table:table-cell>
          <table:table-cell office:value-type="float" office:value="681" calcext:value-type="float">
            <text:p>681</text:p>
          </table:table-cell>
          <table:table-cell table:formula="of:=([.C128]-580)/100"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8418" calcext:value-type="float">
            <text:p>28418</text:p>
          </table:table-cell>
          <table:table-cell office:value-type="float" office:value="0.147967" calcext:value-type="float">
            <text:p>0.147967</text:p>
          </table:table-cell>
          <table:table-cell office:value-type="float" office:value="658" calcext:value-type="float">
            <text:p>658</text:p>
          </table:table-cell>
          <table:table-cell table:formula="of:=([.C129]-580)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28640" calcext:value-type="float">
            <text:p>28640</text:p>
          </table:table-cell>
          <table:table-cell office:value-type="float" office:value="0.147967" calcext:value-type="float">
            <text:p>0.147967</text:p>
          </table:table-cell>
          <table:table-cell office:value-type="float" office:value="658" calcext:value-type="float">
            <text:p>658</text:p>
          </table:table-cell>
          <table:table-cell table:formula="of:=([.C130]-580)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28861" calcext:value-type="float">
            <text:p>28861</text:p>
          </table:table-cell>
          <table:table-cell office:value-type="float" office:value="0.147967" calcext:value-type="float">
            <text:p>0.147967</text:p>
          </table:table-cell>
          <table:table-cell office:value-type="float" office:value="652" calcext:value-type="float">
            <text:p>652</text:p>
          </table:table-cell>
          <table:table-cell table:formula="of:=([.C131]-580)/100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9083" calcext:value-type="float">
            <text:p>29083</text:p>
          </table:table-cell>
          <table:table-cell office:value-type="float" office:value="0.147967" calcext:value-type="float">
            <text:p>0.147967</text:p>
          </table:table-cell>
          <table:table-cell office:value-type="float" office:value="655" calcext:value-type="float">
            <text:p>655</text:p>
          </table:table-cell>
          <table:table-cell table:formula="of:=([.C132]-580)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9305" calcext:value-type="float">
            <text:p>29305</text:p>
          </table:table-cell>
          <table:table-cell office:value-type="float" office:value="0.147967" calcext:value-type="float">
            <text:p>0.147967</text:p>
          </table:table-cell>
          <table:table-cell office:value-type="float" office:value="754" calcext:value-type="float">
            <text:p>754</text:p>
          </table:table-cell>
          <table:table-cell table:formula="of:=([.C133]-580)/100"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29527" calcext:value-type="float">
            <text:p>29527</text:p>
          </table:table-cell>
          <table:table-cell office:value-type="float" office:value="0.147967" calcext:value-type="float">
            <text:p>0.147967</text:p>
          </table:table-cell>
          <table:table-cell office:value-type="float" office:value="650" calcext:value-type="float">
            <text:p>650</text:p>
          </table:table-cell>
          <table:table-cell table:formula="of:=([.C134]-580)/100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9749" calcext:value-type="float">
            <text:p>29749</text:p>
          </table:table-cell>
          <table:table-cell office:value-type="float" office:value="0.137398" calcext:value-type="float">
            <text:p>0.137398</text:p>
          </table:table-cell>
          <table:table-cell office:value-type="float" office:value="656" calcext:value-type="float">
            <text:p>656</text:p>
          </table:table-cell>
          <table:table-cell table:formula="of:=([.C135]-580)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9970" calcext:value-type="float">
            <text:p>29970</text:p>
          </table:table-cell>
          <table:table-cell office:value-type="float" office:value="0.137398" calcext:value-type="float">
            <text:p>0.137398</text:p>
          </table:table-cell>
          <table:table-cell office:value-type="float" office:value="658" calcext:value-type="float">
            <text:p>658</text:p>
          </table:table-cell>
          <table:table-cell table:formula="of:=([.C136]-580)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0191" calcext:value-type="float">
            <text:p>30191</text:p>
          </table:table-cell>
          <table:table-cell office:value-type="float" office:value="0.137398" calcext:value-type="float">
            <text:p>0.137398</text:p>
          </table:table-cell>
          <table:table-cell office:value-type="float" office:value="654" calcext:value-type="float">
            <text:p>654</text:p>
          </table:table-cell>
          <table:table-cell table:formula="of:=([.C137]-580)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30412" calcext:value-type="float">
            <text:p>30412</text:p>
          </table:table-cell>
          <table:table-cell office:value-type="float" office:value="0.137398" calcext:value-type="float">
            <text:p>0.137398</text:p>
          </table:table-cell>
          <table:table-cell office:value-type="float" office:value="655" calcext:value-type="float">
            <text:p>655</text:p>
          </table:table-cell>
          <table:table-cell table:formula="of:=([.C138]-580)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0633" calcext:value-type="float">
            <text:p>30633</text:p>
          </table:table-cell>
          <table:table-cell office:value-type="float" office:value="0.137398" calcext:value-type="float">
            <text:p>0.137398</text:p>
          </table:table-cell>
          <table:table-cell office:value-type="float" office:value="655" calcext:value-type="float">
            <text:p>655</text:p>
          </table:table-cell>
          <table:table-cell table:formula="of:=([.C139]-580)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0854" calcext:value-type="float">
            <text:p>30854</text:p>
          </table:table-cell>
          <table:table-cell office:value-type="float" office:value="0.126829" calcext:value-type="float">
            <text:p>0.126829</text:p>
          </table:table-cell>
          <table:table-cell office:value-type="float" office:value="715" calcext:value-type="float">
            <text:p>715</text:p>
          </table:table-cell>
          <table:table-cell table:formula="of:=([.C140]-580)/100"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31075" calcext:value-type="float">
            <text:p>31075</text:p>
          </table:table-cell>
          <table:table-cell office:value-type="float" office:value="0.126829" calcext:value-type="float">
            <text:p>0.126829</text:p>
          </table:table-cell>
          <table:table-cell office:value-type="float" office:value="685" calcext:value-type="float">
            <text:p>685</text:p>
          </table:table-cell>
          <table:table-cell table:formula="of:=([.C141]-580)/100"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31296" calcext:value-type="float">
            <text:p>31296</text:p>
          </table:table-cell>
          <table:table-cell office:value-type="float" office:value="0.137398" calcext:value-type="float">
            <text:p>0.137398</text:p>
          </table:table-cell>
          <table:table-cell office:value-type="float" office:value="657" calcext:value-type="float">
            <text:p>657</text:p>
          </table:table-cell>
          <table:table-cell table:formula="of:=([.C142]-580)/100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31518" calcext:value-type="float">
            <text:p>31518</text:p>
          </table:table-cell>
          <table:table-cell office:value-type="float" office:value="0.137398" calcext:value-type="float">
            <text:p>0.137398</text:p>
          </table:table-cell>
          <table:table-cell office:value-type="float" office:value="659" calcext:value-type="float">
            <text:p>659</text:p>
          </table:table-cell>
          <table:table-cell table:formula="of:=([.C143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31739" calcext:value-type="float">
            <text:p>31739</text:p>
          </table:table-cell>
          <table:table-cell office:value-type="float" office:value="0.137398" calcext:value-type="float">
            <text:p>0.137398</text:p>
          </table:table-cell>
          <table:table-cell office:value-type="float" office:value="651" calcext:value-type="float">
            <text:p>651</text:p>
          </table:table-cell>
          <table:table-cell table:formula="of:=([.C144]-580)/1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31960" calcext:value-type="float">
            <text:p>31960</text:p>
          </table:table-cell>
          <table:table-cell office:value-type="float" office:value="0.137398" calcext:value-type="float">
            <text:p>0.137398</text:p>
          </table:table-cell>
          <table:table-cell office:value-type="float" office:value="657" calcext:value-type="float">
            <text:p>657</text:p>
          </table:table-cell>
          <table:table-cell table:formula="of:=([.C145]-580)/100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32181" calcext:value-type="float">
            <text:p>32181</text:p>
          </table:table-cell>
          <table:table-cell office:value-type="float" office:value="0.137398" calcext:value-type="float">
            <text:p>0.137398</text:p>
          </table:table-cell>
          <table:table-cell office:value-type="float" office:value="674" calcext:value-type="float">
            <text:p>674</text:p>
          </table:table-cell>
          <table:table-cell table:formula="of:=([.C146]-580)/100"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32402" calcext:value-type="float">
            <text:p>32402</text:p>
          </table:table-cell>
          <table:table-cell office:value-type="float" office:value="0.137398" calcext:value-type="float">
            <text:p>0.137398</text:p>
          </table:table-cell>
          <table:table-cell office:value-type="float" office:value="629" calcext:value-type="float">
            <text:p>629</text:p>
          </table:table-cell>
          <table:table-cell table:formula="of:=([.C147]-580)/100"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32623" calcext:value-type="float">
            <text:p>32623</text:p>
          </table:table-cell>
          <table:table-cell office:value-type="float" office:value="0.147967" calcext:value-type="float">
            <text:p>0.147967</text:p>
          </table:table-cell>
          <table:table-cell office:value-type="float" office:value="657" calcext:value-type="float">
            <text:p>657</text:p>
          </table:table-cell>
          <table:table-cell table:formula="of:=([.C148]-580)/100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32844" calcext:value-type="float">
            <text:p>32844</text:p>
          </table:table-cell>
          <table:table-cell office:value-type="float" office:value="0.147967" calcext:value-type="float">
            <text:p>0.147967</text:p>
          </table:table-cell>
          <table:table-cell office:value-type="float" office:value="658" calcext:value-type="float">
            <text:p>658</text:p>
          </table:table-cell>
          <table:table-cell table:formula="of:=([.C149]-580)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3064" calcext:value-type="float">
            <text:p>33064</text:p>
          </table:table-cell>
          <table:table-cell office:value-type="float" office:value="0.147967" calcext:value-type="float">
            <text:p>0.147967</text:p>
          </table:table-cell>
          <table:table-cell office:value-type="float" office:value="659" calcext:value-type="float">
            <text:p>659</text:p>
          </table:table-cell>
          <table:table-cell table:formula="of:=([.C150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33286" calcext:value-type="float">
            <text:p>33286</text:p>
          </table:table-cell>
          <table:table-cell office:value-type="float" office:value="0.147967" calcext:value-type="float">
            <text:p>0.147967</text:p>
          </table:table-cell>
          <table:table-cell office:value-type="float" office:value="651" calcext:value-type="float">
            <text:p>651</text:p>
          </table:table-cell>
          <table:table-cell table:formula="of:=([.C151]-580)/1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33508" calcext:value-type="float">
            <text:p>33508</text:p>
          </table:table-cell>
          <table:table-cell office:value-type="float" office:value="0.147967" calcext:value-type="float">
            <text:p>0.147967</text:p>
          </table:table-cell>
          <table:table-cell office:value-type="float" office:value="656" calcext:value-type="float">
            <text:p>656</text:p>
          </table:table-cell>
          <table:table-cell table:formula="of:=([.C152]-580)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33730" calcext:value-type="float">
            <text:p>33730</text:p>
          </table:table-cell>
          <table:table-cell office:value-type="float" office:value="0.147967" calcext:value-type="float">
            <text:p>0.147967</text:p>
          </table:table-cell>
          <table:table-cell office:value-type="float" office:value="696" calcext:value-type="float">
            <text:p>696</text:p>
          </table:table-cell>
          <table:table-cell table:formula="of:=([.C153]-580)/100"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33952" calcext:value-type="float">
            <text:p>33952</text:p>
          </table:table-cell>
          <table:table-cell office:value-type="float" office:value="0.147967" calcext:value-type="float">
            <text:p>0.147967</text:p>
          </table:table-cell>
          <table:table-cell office:value-type="float" office:value="658" calcext:value-type="float">
            <text:p>658</text:p>
          </table:table-cell>
          <table:table-cell table:formula="of:=([.C154]-580)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4174" calcext:value-type="float">
            <text:p>34174</text:p>
          </table:table-cell>
          <table:table-cell office:value-type="float" office:value="0.147967" calcext:value-type="float">
            <text:p>0.147967</text:p>
          </table:table-cell>
          <table:table-cell office:value-type="float" office:value="658" calcext:value-type="float">
            <text:p>658</text:p>
          </table:table-cell>
          <table:table-cell table:formula="of:=([.C155]-580)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4396" calcext:value-type="float">
            <text:p>34396</text:p>
          </table:table-cell>
          <table:table-cell office:value-type="float" office:value="0.147967" calcext:value-type="float">
            <text:p>0.147967</text:p>
          </table:table-cell>
          <table:table-cell office:value-type="float" office:value="858" calcext:value-type="float">
            <text:p>858</text:p>
          </table:table-cell>
          <table:table-cell table:formula="of:=([.C156]-580)/100" office:value-type="float" office:value="2.78" calcext:value-type="float">
            <text:p>2.78</text:p>
          </table:table-cell>
        </table:table-row>
        <table:table-row table:style-name="ro1">
          <table:table-cell office:value-type="float" office:value="34618" calcext:value-type="float">
            <text:p>34618</text:p>
          </table:table-cell>
          <table:table-cell office:value-type="float" office:value="0.147967" calcext:value-type="float">
            <text:p>0.147967</text:p>
          </table:table-cell>
          <table:table-cell office:value-type="float" office:value="721" calcext:value-type="float">
            <text:p>721</text:p>
          </table:table-cell>
          <table:table-cell table:formula="of:=([.C157]-580)/100"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34839" calcext:value-type="float">
            <text:p>34839</text:p>
          </table:table-cell>
          <table:table-cell office:value-type="float" office:value="0.602438" calcext:value-type="float">
            <text:p>0.602438</text:p>
          </table:table-cell>
          <table:table-cell office:value-type="float" office:value="772" calcext:value-type="float">
            <text:p>772</text:p>
          </table:table-cell>
          <table:table-cell table:formula="of:=([.C158]-580)/100"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35060" calcext:value-type="float">
            <text:p>35060</text:p>
          </table:table-cell>
          <table:table-cell office:value-type="float" office:value="0.602438" calcext:value-type="float">
            <text:p>0.602438</text:p>
          </table:table-cell>
          <table:table-cell office:value-type="float" office:value="788" calcext:value-type="float">
            <text:p>788</text:p>
          </table:table-cell>
          <table:table-cell table:formula="of:=([.C159]-580)/100"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35281" calcext:value-type="float">
            <text:p>35281</text:p>
          </table:table-cell>
          <table:table-cell office:value-type="float" office:value="0.602438" calcext:value-type="float">
            <text:p>0.602438</text:p>
          </table:table-cell>
          <table:table-cell office:value-type="float" office:value="800" calcext:value-type="float">
            <text:p>800</text:p>
          </table:table-cell>
          <table:table-cell table:formula="of:=([.C160]-580)/100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35502" calcext:value-type="float">
            <text:p>35502</text:p>
          </table:table-cell>
          <table:table-cell office:value-type="float" office:value="1.25772" calcext:value-type="float">
            <text:p>1.25772</text:p>
          </table:table-cell>
          <table:table-cell office:value-type="float" office:value="627" calcext:value-type="float">
            <text:p>627</text:p>
          </table:table-cell>
          <table:table-cell table:formula="of:=([.C161]-580)/100"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35723" calcext:value-type="float">
            <text:p>35723</text:p>
          </table:table-cell>
          <table:table-cell office:value-type="float" office:value="1.25772" calcext:value-type="float">
            <text:p>1.25772</text:p>
          </table:table-cell>
          <table:table-cell office:value-type="float" office:value="660" calcext:value-type="float">
            <text:p>660</text:p>
          </table:table-cell>
          <table:table-cell table:formula="of:=([.C162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5944" calcext:value-type="float">
            <text:p>35944</text:p>
          </table:table-cell>
          <table:table-cell office:value-type="float" office:value="1.25772" calcext:value-type="float">
            <text:p>1.25772</text:p>
          </table:table-cell>
          <table:table-cell office:value-type="float" office:value="656" calcext:value-type="float">
            <text:p>656</text:p>
          </table:table-cell>
          <table:table-cell table:formula="of:=([.C163]-580)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36165" calcext:value-type="float">
            <text:p>36165</text:p>
          </table:table-cell>
          <table:table-cell office:value-type="float" office:value="2.0187" calcext:value-type="float">
            <text:p>2.0187</text:p>
          </table:table-cell>
          <table:table-cell office:value-type="float" office:value="648" calcext:value-type="float">
            <text:p>648</text:p>
          </table:table-cell>
          <table:table-cell table:formula="of:=([.C164]-580)/100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36386" calcext:value-type="float">
            <text:p>36386</text:p>
          </table:table-cell>
          <table:table-cell office:value-type="float" office:value="2.0187" calcext:value-type="float">
            <text:p>2.0187</text:p>
          </table:table-cell>
          <table:table-cell office:value-type="float" office:value="657" calcext:value-type="float">
            <text:p>657</text:p>
          </table:table-cell>
          <table:table-cell table:formula="of:=([.C165]-580)/100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36607" calcext:value-type="float">
            <text:p>36607</text:p>
          </table:table-cell>
          <table:table-cell office:value-type="float" office:value="2.61057" calcext:value-type="float">
            <text:p>2.61057</text:p>
          </table:table-cell>
          <table:table-cell office:value-type="float" office:value="673" calcext:value-type="float">
            <text:p>673</text:p>
          </table:table-cell>
          <table:table-cell table:formula="of:=([.C166]-580)/100"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36828" calcext:value-type="float">
            <text:p>36828</text:p>
          </table:table-cell>
          <table:table-cell office:value-type="float" office:value="2.61057" calcext:value-type="float">
            <text:p>2.61057</text:p>
          </table:table-cell>
          <table:table-cell office:value-type="float" office:value="690" calcext:value-type="float">
            <text:p>690</text:p>
          </table:table-cell>
          <table:table-cell table:formula="of:=([.C167]-580)/100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7049" calcext:value-type="float">
            <text:p>37049</text:p>
          </table:table-cell>
          <table:table-cell office:value-type="float" office:value="2.61057" calcext:value-type="float">
            <text:p>2.61057</text:p>
          </table:table-cell>
          <table:table-cell office:value-type="float" office:value="649" calcext:value-type="float">
            <text:p>649</text:p>
          </table:table-cell>
          <table:table-cell table:formula="of:=([.C168]-580)/100"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37270" calcext:value-type="float">
            <text:p>37270</text:p>
          </table:table-cell>
          <table:table-cell office:value-type="float" office:value="2.94878" calcext:value-type="float">
            <text:p>2.94878</text:p>
          </table:table-cell>
          <table:table-cell office:value-type="float" office:value="686" calcext:value-type="float">
            <text:p>686</text:p>
          </table:table-cell>
          <table:table-cell table:formula="of:=([.C169]-580)/100"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37491" calcext:value-type="float">
            <text:p>37491</text:p>
          </table:table-cell>
          <table:table-cell office:value-type="float" office:value="2.94878" calcext:value-type="float">
            <text:p>2.94878</text:p>
          </table:table-cell>
          <table:table-cell office:value-type="float" office:value="620" calcext:value-type="float">
            <text:p>620</text:p>
          </table:table-cell>
          <table:table-cell table:formula="of:=([.C170]-580)/100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7712" calcext:value-type="float">
            <text:p>37712</text:p>
          </table:table-cell>
          <table:table-cell office:value-type="float" office:value="2.98048" calcext:value-type="float">
            <text:p>2.98048</text:p>
          </table:table-cell>
          <table:table-cell office:value-type="float" office:value="734" calcext:value-type="float">
            <text:p>734</text:p>
          </table:table-cell>
          <table:table-cell table:formula="of:=([.C171]-580)/100"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37934" calcext:value-type="float">
            <text:p>37934</text:p>
          </table:table-cell>
          <table:table-cell office:value-type="float" office:value="2.98048" calcext:value-type="float">
            <text:p>2.98048</text:p>
          </table:table-cell>
          <table:table-cell office:value-type="float" office:value="443" calcext:value-type="float">
            <text:p>443</text:p>
          </table:table-cell>
          <table:table-cell table:formula="of:=([.C172]-580)/100" office:value-type="float" office:value="-1.37" calcext:value-type="float">
            <text:p>-1.37</text:p>
          </table:table-cell>
        </table:table-row>
        <table:table-row table:style-name="ro1">
          <table:table-cell office:value-type="float" office:value="38155" calcext:value-type="float">
            <text:p>38155</text:p>
          </table:table-cell>
          <table:table-cell office:value-type="float" office:value="2.98048" calcext:value-type="float">
            <text:p>2.98048</text:p>
          </table:table-cell>
          <table:table-cell office:value-type="float" office:value="657" calcext:value-type="float">
            <text:p>657</text:p>
          </table:table-cell>
          <table:table-cell table:formula="of:=([.C173]-580)/100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38376" calcext:value-type="float">
            <text:p>38376</text:p>
          </table:table-cell>
          <table:table-cell office:value-type="float" office:value="2.89593" calcext:value-type="float">
            <text:p>2.89593</text:p>
          </table:table-cell>
          <table:table-cell office:value-type="float" office:value="645" calcext:value-type="float">
            <text:p>645</text:p>
          </table:table-cell>
          <table:table-cell table:formula="of:=([.C174]-580)/100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38597" calcext:value-type="float">
            <text:p>38597</text:p>
          </table:table-cell>
          <table:table-cell office:value-type="float" office:value="2.89593" calcext:value-type="float">
            <text:p>2.89593</text:p>
          </table:table-cell>
          <table:table-cell office:value-type="float" office:value="663" calcext:value-type="float">
            <text:p>663</text:p>
          </table:table-cell>
          <table:table-cell table:formula="of:=([.C175]-580)/100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38818" calcext:value-type="float">
            <text:p>38818</text:p>
          </table:table-cell>
          <table:table-cell office:value-type="float" office:value="2.89593" calcext:value-type="float">
            <text:p>2.89593</text:p>
          </table:table-cell>
          <table:table-cell office:value-type="float" office:value="982" calcext:value-type="float">
            <text:p>982</text:p>
          </table:table-cell>
          <table:table-cell table:formula="of:=([.C176]-580)/100"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39039" calcext:value-type="float">
            <text:p>39039</text:p>
          </table:table-cell>
          <table:table-cell office:value-type="float" office:value="2.68455" calcext:value-type="float">
            <text:p>2.68455</text:p>
          </table:table-cell>
          <table:table-cell office:value-type="float" office:value="691" calcext:value-type="float">
            <text:p>691</text:p>
          </table:table-cell>
          <table:table-cell table:formula="of:=([.C177]-580)/100"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39260" calcext:value-type="float">
            <text:p>39260</text:p>
          </table:table-cell>
          <table:table-cell office:value-type="float" office:value="2.68455" calcext:value-type="float">
            <text:p>2.68455</text:p>
          </table:table-cell>
          <table:table-cell office:value-type="float" office:value="626" calcext:value-type="float">
            <text:p>626</text:p>
          </table:table-cell>
          <table:table-cell table:formula="of:=([.C178]-580)/100"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39481" calcext:value-type="float">
            <text:p>39481</text:p>
          </table:table-cell>
          <table:table-cell office:value-type="float" office:value="2.48374" calcext:value-type="float">
            <text:p>2.48374</text:p>
          </table:table-cell>
          <table:table-cell office:value-type="float" office:value="653" calcext:value-type="float">
            <text:p>653</text:p>
          </table:table-cell>
          <table:table-cell table:formula="of:=([.C179]-580)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39702" calcext:value-type="float">
            <text:p>39702</text:p>
          </table:table-cell>
          <table:table-cell office:value-type="float" office:value="2.48374" calcext:value-type="float">
            <text:p>2.48374</text:p>
          </table:table-cell>
          <table:table-cell office:value-type="float" office:value="658" calcext:value-type="float">
            <text:p>658</text:p>
          </table:table-cell>
          <table:table-cell table:formula="of:=([.C180]-580)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9925" calcext:value-type="float">
            <text:p>39925</text:p>
          </table:table-cell>
          <table:table-cell office:value-type="float" office:value="2.48374" calcext:value-type="float">
            <text:p>2.48374</text:p>
          </table:table-cell>
          <table:table-cell office:value-type="float" office:value="653" calcext:value-type="float">
            <text:p>653</text:p>
          </table:table-cell>
          <table:table-cell table:formula="of:=([.C181]-580)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40169" calcext:value-type="float">
            <text:p>40169</text:p>
          </table:table-cell>
          <table:table-cell office:value-type="float" office:value="2.31463" calcext:value-type="float">
            <text:p>2.31463</text:p>
          </table:table-cell>
          <table:table-cell office:value-type="float" office:value="656" calcext:value-type="float">
            <text:p>656</text:p>
          </table:table-cell>
          <table:table-cell table:formula="of:=([.C182]-580)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40391" calcext:value-type="float">
            <text:p>40391</text:p>
          </table:table-cell>
          <table:table-cell office:value-type="float" office:value="2.31463" calcext:value-type="float">
            <text:p>2.31463</text:p>
          </table:table-cell>
          <table:table-cell office:value-type="float" office:value="660" calcext:value-type="float">
            <text:p>660</text:p>
          </table:table-cell>
          <table:table-cell table:formula="of:=([.C183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0613" calcext:value-type="float">
            <text:p>40613</text:p>
          </table:table-cell>
          <table:table-cell office:value-type="float" office:value="2.14553" calcext:value-type="float">
            <text:p>2.14553</text:p>
          </table:table-cell>
          <table:table-cell office:value-type="float" office:value="650" calcext:value-type="float">
            <text:p>650</text:p>
          </table:table-cell>
          <table:table-cell table:formula="of:=([.C184]-580)/100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40835" calcext:value-type="float">
            <text:p>40835</text:p>
          </table:table-cell>
          <table:table-cell office:value-type="float" office:value="2.14553" calcext:value-type="float">
            <text:p>2.14553</text:p>
          </table:table-cell>
          <table:table-cell office:value-type="float" office:value="657" calcext:value-type="float">
            <text:p>657</text:p>
          </table:table-cell>
          <table:table-cell table:formula="of:=([.C185]-580)/100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41057" calcext:value-type="float">
            <text:p>41057</text:p>
          </table:table-cell>
          <table:table-cell office:value-type="float" office:value="2.14553" calcext:value-type="float">
            <text:p>2.14553</text:p>
          </table:table-cell>
          <table:table-cell office:value-type="float" office:value="663" calcext:value-type="float">
            <text:p>663</text:p>
          </table:table-cell>
          <table:table-cell table:formula="of:=([.C186]-580)/100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41278" calcext:value-type="float">
            <text:p>41278</text:p>
          </table:table-cell>
          <table:table-cell office:value-type="float" office:value="1.98699" calcext:value-type="float">
            <text:p>1.98699</text:p>
          </table:table-cell>
          <table:table-cell office:value-type="float" office:value="656" calcext:value-type="float">
            <text:p>656</text:p>
          </table:table-cell>
          <table:table-cell table:formula="of:=([.C187]-580)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float" office:value="1.98699" calcext:value-type="float">
            <text:p>1.98699</text:p>
          </table:table-cell>
          <table:table-cell office:value-type="float" office:value="660" calcext:value-type="float">
            <text:p>660</text:p>
          </table:table-cell>
          <table:table-cell table:formula="of:=([.C188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1721" calcext:value-type="float">
            <text:p>41721</text:p>
          </table:table-cell>
          <table:table-cell office:value-type="float" office:value="1.98699" calcext:value-type="float">
            <text:p>1.98699</text:p>
          </table:table-cell>
          <table:table-cell office:value-type="float" office:value="659" calcext:value-type="float">
            <text:p>659</text:p>
          </table:table-cell>
          <table:table-cell table:formula="of:=([.C189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41942" calcext:value-type="float">
            <text:p>41942</text:p>
          </table:table-cell>
          <table:table-cell office:value-type="float" office:value="1.84959" calcext:value-type="float">
            <text:p>1.84959</text:p>
          </table:table-cell>
          <table:table-cell office:value-type="float" office:value="653" calcext:value-type="float">
            <text:p>653</text:p>
          </table:table-cell>
          <table:table-cell table:formula="of:=([.C190]-580)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42163" calcext:value-type="float">
            <text:p>42163</text:p>
          </table:table-cell>
          <table:table-cell office:value-type="float" office:value="1.84959" calcext:value-type="float">
            <text:p>1.84959</text:p>
          </table:table-cell>
          <table:table-cell office:value-type="float" office:value="650" calcext:value-type="float">
            <text:p>650</text:p>
          </table:table-cell>
          <table:table-cell table:formula="of:=([.C191]-580)/100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42384" calcext:value-type="float">
            <text:p>42384</text:p>
          </table:table-cell>
          <table:table-cell office:value-type="float" office:value="1.72276" calcext:value-type="float">
            <text:p>1.72276</text:p>
          </table:table-cell>
          <table:table-cell office:value-type="float" office:value="659" calcext:value-type="float">
            <text:p>659</text:p>
          </table:table-cell>
          <table:table-cell table:formula="of:=([.C192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42605" calcext:value-type="float">
            <text:p>42605</text:p>
          </table:table-cell>
          <table:table-cell office:value-type="float" office:value="1.72276" calcext:value-type="float">
            <text:p>1.72276</text:p>
          </table:table-cell>
          <table:table-cell office:value-type="float" office:value="660" calcext:value-type="float">
            <text:p>660</text:p>
          </table:table-cell>
          <table:table-cell table:formula="of:=([.C193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2826" calcext:value-type="float">
            <text:p>42826</text:p>
          </table:table-cell>
          <table:table-cell office:value-type="float" office:value="1.72276" calcext:value-type="float">
            <text:p>1.72276</text:p>
          </table:table-cell>
          <table:table-cell office:value-type="float" office:value="652" calcext:value-type="float">
            <text:p>652</text:p>
          </table:table-cell>
          <table:table-cell table:formula="of:=([.C194]-580)/100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3047" calcext:value-type="float">
            <text:p>43047</text:p>
          </table:table-cell>
          <table:table-cell office:value-type="float" office:value="1.58536" calcext:value-type="float">
            <text:p>1.58536</text:p>
          </table:table-cell>
          <table:table-cell office:value-type="float" office:value="657" calcext:value-type="float">
            <text:p>657</text:p>
          </table:table-cell>
          <table:table-cell table:formula="of:=([.C195]-580)/100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43268" calcext:value-type="float">
            <text:p>43268</text:p>
          </table:table-cell>
          <table:table-cell office:value-type="float" office:value="1.58536" calcext:value-type="float">
            <text:p>1.58536</text:p>
          </table:table-cell>
          <table:table-cell office:value-type="float" office:value="661" calcext:value-type="float">
            <text:p>661</text:p>
          </table:table-cell>
          <table:table-cell table:formula="of:=([.C196]-580)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43489" calcext:value-type="float">
            <text:p>43489</text:p>
          </table:table-cell>
          <table:table-cell office:value-type="float" office:value="1.58536" calcext:value-type="float">
            <text:p>1.58536</text:p>
          </table:table-cell>
          <table:table-cell office:value-type="float" office:value="651" calcext:value-type="float">
            <text:p>651</text:p>
          </table:table-cell>
          <table:table-cell table:formula="of:=([.C197]-580)/1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43710" calcext:value-type="float">
            <text:p>43710</text:p>
          </table:table-cell>
          <table:table-cell office:value-type="float" office:value="1.4691" calcext:value-type="float">
            <text:p>1.4691</text:p>
          </table:table-cell>
          <table:table-cell office:value-type="float" office:value="652" calcext:value-type="float">
            <text:p>652</text:p>
          </table:table-cell>
          <table:table-cell table:formula="of:=([.C198]-580)/100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3931" calcext:value-type="float">
            <text:p>43931</text:p>
          </table:table-cell>
          <table:table-cell office:value-type="float" office:value="1.4691" calcext:value-type="float">
            <text:p>1.4691</text:p>
          </table:table-cell>
          <table:table-cell office:value-type="float" office:value="656" calcext:value-type="float">
            <text:p>656</text:p>
          </table:table-cell>
          <table:table-cell table:formula="of:=([.C199]-580)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44152" calcext:value-type="float">
            <text:p>44152</text:p>
          </table:table-cell>
          <table:table-cell office:value-type="float" office:value="1.35284" calcext:value-type="float">
            <text:p>1.35284</text:p>
          </table:table-cell>
          <table:table-cell office:value-type="float" office:value="659" calcext:value-type="float">
            <text:p>659</text:p>
          </table:table-cell>
          <table:table-cell table:formula="of:=([.C200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44373" calcext:value-type="float">
            <text:p>44373</text:p>
          </table:table-cell>
          <table:table-cell office:value-type="float" office:value="1.35284" calcext:value-type="float">
            <text:p>1.35284</text:p>
          </table:table-cell>
          <table:table-cell office:value-type="float" office:value="652" calcext:value-type="float">
            <text:p>652</text:p>
          </table:table-cell>
          <table:table-cell table:formula="of:=([.C201]-580)/100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4595" calcext:value-type="float">
            <text:p>44595</text:p>
          </table:table-cell>
          <table:table-cell office:value-type="float" office:value="1.35284" calcext:value-type="float">
            <text:p>1.35284</text:p>
          </table:table-cell>
          <table:table-cell office:value-type="float" office:value="653" calcext:value-type="float">
            <text:p>653</text:p>
          </table:table-cell>
          <table:table-cell table:formula="of:=([.C202]-580)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44817" calcext:value-type="float">
            <text:p>44817</text:p>
          </table:table-cell>
          <table:table-cell office:value-type="float" office:value="1.25772" calcext:value-type="float">
            <text:p>1.25772</text:p>
          </table:table-cell>
          <table:table-cell office:value-type="float" office:value="655" calcext:value-type="float">
            <text:p>655</text:p>
          </table:table-cell>
          <table:table-cell table:formula="of:=([.C203]-580)/1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5039" calcext:value-type="float">
            <text:p>45039</text:p>
          </table:table-cell>
          <table:table-cell office:value-type="float" office:value="1.25772" calcext:value-type="float">
            <text:p>1.25772</text:p>
          </table:table-cell>
          <table:table-cell office:value-type="float" office:value="649" calcext:value-type="float">
            <text:p>649</text:p>
          </table:table-cell>
          <table:table-cell table:formula="of:=([.C204]-580)/100"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45261" calcext:value-type="float">
            <text:p>45261</text:p>
          </table:table-cell>
          <table:table-cell office:value-type="float" office:value="1.25772" calcext:value-type="float">
            <text:p>1.25772</text:p>
          </table:table-cell>
          <table:table-cell office:value-type="float" office:value="659" calcext:value-type="float">
            <text:p>659</text:p>
          </table:table-cell>
          <table:table-cell table:formula="of:=([.C205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45483" calcext:value-type="float">
            <text:p>45483</text:p>
          </table:table-cell>
          <table:table-cell office:value-type="float" office:value="1.1626" calcext:value-type="float">
            <text:p>1.1626</text:p>
          </table:table-cell>
          <table:table-cell office:value-type="float" office:value="662" calcext:value-type="float">
            <text:p>662</text:p>
          </table:table-cell>
          <table:table-cell table:formula="of:=([.C206]-580)/100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45705" calcext:value-type="float">
            <text:p>45705</text:p>
          </table:table-cell>
          <table:table-cell office:value-type="float" office:value="1.1626" calcext:value-type="float">
            <text:p>1.1626</text:p>
          </table:table-cell>
          <table:table-cell office:value-type="float" office:value="652" calcext:value-type="float">
            <text:p>652</text:p>
          </table:table-cell>
          <table:table-cell table:formula="of:=([.C207]-580)/100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5927" calcext:value-type="float">
            <text:p>45927</text:p>
          </table:table-cell>
          <table:table-cell office:value-type="float" office:value="1.07805" calcext:value-type="float">
            <text:p>1.07805</text:p>
          </table:table-cell>
          <table:table-cell office:value-type="float" office:value="657" calcext:value-type="float">
            <text:p>657</text:p>
          </table:table-cell>
          <table:table-cell table:formula="of:=([.C208]-580)/100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46148" calcext:value-type="float">
            <text:p>46148</text:p>
          </table:table-cell>
          <table:table-cell office:value-type="float" office:value="1.07805" calcext:value-type="float">
            <text:p>1.07805</text:p>
          </table:table-cell>
          <table:table-cell office:value-type="float" office:value="661" calcext:value-type="float">
            <text:p>661</text:p>
          </table:table-cell>
          <table:table-cell table:formula="of:=([.C209]-580)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46369" calcext:value-type="float">
            <text:p>46369</text:p>
          </table:table-cell>
          <table:table-cell office:value-type="float" office:value="1.07805" calcext:value-type="float">
            <text:p>1.07805</text:p>
          </table:table-cell>
          <table:table-cell office:value-type="float" office:value="652" calcext:value-type="float">
            <text:p>652</text:p>
          </table:table-cell>
          <table:table-cell table:formula="of:=([.C210]-580)/100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6590" calcext:value-type="float">
            <text:p>46590</text:p>
          </table:table-cell>
          <table:table-cell office:value-type="float" office:value="1.00406" calcext:value-type="float">
            <text:p>1.00406</text:p>
          </table:table-cell>
          <table:table-cell office:value-type="float" office:value="656" calcext:value-type="float">
            <text:p>656</text:p>
          </table:table-cell>
          <table:table-cell table:formula="of:=([.C211]-580)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46811" calcext:value-type="float">
            <text:p>46811</text:p>
          </table:table-cell>
          <table:table-cell office:value-type="float" office:value="1.00406" calcext:value-type="float">
            <text:p>1.00406</text:p>
          </table:table-cell>
          <table:table-cell office:value-type="float" office:value="658" calcext:value-type="float">
            <text:p>658</text:p>
          </table:table-cell>
          <table:table-cell table:formula="of:=([.C212]-580)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47032" calcext:value-type="float">
            <text:p>47032</text:p>
          </table:table-cell>
          <table:table-cell office:value-type="float" office:value="0.919511" calcext:value-type="float">
            <text:p>0.919511</text:p>
          </table:table-cell>
          <table:table-cell office:value-type="float" office:value="659" calcext:value-type="float">
            <text:p>659</text:p>
          </table:table-cell>
          <table:table-cell table:formula="of:=([.C213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47253" calcext:value-type="float">
            <text:p>47253</text:p>
          </table:table-cell>
          <table:table-cell office:value-type="float" office:value="0.919511" calcext:value-type="float">
            <text:p>0.919511</text:p>
          </table:table-cell>
          <table:table-cell office:value-type="float" office:value="652" calcext:value-type="float">
            <text:p>652</text:p>
          </table:table-cell>
          <table:table-cell table:formula="of:=([.C214]-580)/100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7474" calcext:value-type="float">
            <text:p>47474</text:p>
          </table:table-cell>
          <table:table-cell office:value-type="float" office:value="0.919511" calcext:value-type="float">
            <text:p>0.919511</text:p>
          </table:table-cell>
          <table:table-cell office:value-type="float" office:value="659" calcext:value-type="float">
            <text:p>659</text:p>
          </table:table-cell>
          <table:table-cell table:formula="of:=([.C215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47695" calcext:value-type="float">
            <text:p>47695</text:p>
          </table:table-cell>
          <table:table-cell office:value-type="float" office:value="0.856097" calcext:value-type="float">
            <text:p>0.856097</text:p>
          </table:table-cell>
          <table:table-cell office:value-type="float" office:value="659" calcext:value-type="float">
            <text:p>659</text:p>
          </table:table-cell>
          <table:table-cell table:formula="of:=([.C216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47921" calcext:value-type="float">
            <text:p>47921</text:p>
          </table:table-cell>
          <table:table-cell office:value-type="float" office:value="0.856097" calcext:value-type="float">
            <text:p>0.856097</text:p>
          </table:table-cell>
          <table:table-cell office:value-type="float" office:value="658" calcext:value-type="float">
            <text:p>658</text:p>
          </table:table-cell>
          <table:table-cell table:formula="of:=([.C217]-580)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48142" calcext:value-type="float">
            <text:p>48142</text:p>
          </table:table-cell>
          <table:table-cell office:value-type="float" office:value="0.856097" calcext:value-type="float">
            <text:p>0.856097</text:p>
          </table:table-cell>
          <table:table-cell office:value-type="float" office:value="660" calcext:value-type="float">
            <text:p>660</text:p>
          </table:table-cell>
          <table:table-cell table:formula="of:=([.C218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8363" calcext:value-type="float">
            <text:p>48363</text:p>
          </table:table-cell>
          <table:table-cell office:value-type="float" office:value="0.782113" calcext:value-type="float">
            <text:p>0.782113</text:p>
          </table:table-cell>
          <table:table-cell office:value-type="float" office:value="661" calcext:value-type="float">
            <text:p>661</text:p>
          </table:table-cell>
          <table:table-cell table:formula="of:=([.C219]-580)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48584" calcext:value-type="float">
            <text:p>48584</text:p>
          </table:table-cell>
          <table:table-cell office:value-type="float" office:value="0.782113" calcext:value-type="float">
            <text:p>0.782113</text:p>
          </table:table-cell>
          <table:table-cell office:value-type="float" office:value="651" calcext:value-type="float">
            <text:p>651</text:p>
          </table:table-cell>
          <table:table-cell table:formula="of:=([.C220]-580)/1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48805" calcext:value-type="float">
            <text:p>48805</text:p>
          </table:table-cell>
          <table:table-cell office:value-type="float" office:value="0.718699" calcext:value-type="float">
            <text:p>0.718699</text:p>
          </table:table-cell>
          <table:table-cell office:value-type="float" office:value="657" calcext:value-type="float">
            <text:p>657</text:p>
          </table:table-cell>
          <table:table-cell table:formula="of:=([.C221]-580)/100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49026" calcext:value-type="float">
            <text:p>49026</text:p>
          </table:table-cell>
          <table:table-cell office:value-type="float" office:value="0.718699" calcext:value-type="float">
            <text:p>0.718699</text:p>
          </table:table-cell>
          <table:table-cell office:value-type="float" office:value="661" calcext:value-type="float">
            <text:p>661</text:p>
          </table:table-cell>
          <table:table-cell table:formula="of:=([.C222]-580)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49247" calcext:value-type="float">
            <text:p>49247</text:p>
          </table:table-cell>
          <table:table-cell office:value-type="float" office:value="0.718699" calcext:value-type="float">
            <text:p>0.718699</text:p>
          </table:table-cell>
          <table:table-cell office:value-type="float" office:value="651" calcext:value-type="float">
            <text:p>651</text:p>
          </table:table-cell>
          <table:table-cell table:formula="of:=([.C223]-580)/1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49468" calcext:value-type="float">
            <text:p>49468</text:p>
          </table:table-cell>
          <table:table-cell office:value-type="float" office:value="0.676422" calcext:value-type="float">
            <text:p>0.676422</text:p>
          </table:table-cell>
          <table:table-cell office:value-type="float" office:value="656" calcext:value-type="float">
            <text:p>656</text:p>
          </table:table-cell>
          <table:table-cell table:formula="of:=([.C224]-580)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49689" calcext:value-type="float">
            <text:p>49689</text:p>
          </table:table-cell>
          <table:table-cell office:value-type="float" office:value="0.676422" calcext:value-type="float">
            <text:p>0.676422</text:p>
          </table:table-cell>
          <table:table-cell office:value-type="float" office:value="659" calcext:value-type="float">
            <text:p>659</text:p>
          </table:table-cell>
          <table:table-cell table:formula="of:=([.C225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49910" calcext:value-type="float">
            <text:p>49910</text:p>
          </table:table-cell>
          <table:table-cell office:value-type="float" office:value="0.676422" calcext:value-type="float">
            <text:p>0.676422</text:p>
          </table:table-cell>
          <table:table-cell office:value-type="float" office:value="652" calcext:value-type="float">
            <text:p>652</text:p>
          </table:table-cell>
          <table:table-cell table:formula="of:=([.C226]-580)/100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0131" calcext:value-type="float">
            <text:p>50131</text:p>
          </table:table-cell>
          <table:table-cell office:value-type="float" office:value="0.644715" calcext:value-type="float">
            <text:p>0.644715</text:p>
          </table:table-cell>
          <table:table-cell office:value-type="float" office:value="651" calcext:value-type="float">
            <text:p>651</text:p>
          </table:table-cell>
          <table:table-cell table:formula="of:=([.C227]-580)/1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50352" calcext:value-type="float">
            <text:p>50352</text:p>
          </table:table-cell>
          <table:table-cell office:value-type="float" office:value="0.644715" calcext:value-type="float">
            <text:p>0.644715</text:p>
          </table:table-cell>
          <table:table-cell office:value-type="float" office:value="657" calcext:value-type="float">
            <text:p>657</text:p>
          </table:table-cell>
          <table:table-cell table:formula="of:=([.C228]-580)/100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50573" calcext:value-type="float">
            <text:p>50573</text:p>
          </table:table-cell>
          <table:table-cell office:value-type="float" office:value="0.5813" calcext:value-type="float">
            <text:p>0.5813</text:p>
          </table:table-cell>
          <table:table-cell office:value-type="float" office:value="661" calcext:value-type="float">
            <text:p>661</text:p>
          </table:table-cell>
          <table:table-cell table:formula="of:=([.C229]-580)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50794" calcext:value-type="float">
            <text:p>50794</text:p>
          </table:table-cell>
          <table:table-cell office:value-type="float" office:value="0.5813" calcext:value-type="float">
            <text:p>0.5813</text:p>
          </table:table-cell>
          <table:table-cell office:value-type="float" office:value="649" calcext:value-type="float">
            <text:p>649</text:p>
          </table:table-cell>
          <table:table-cell table:formula="of:=([.C230]-580)/100"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51016" calcext:value-type="float">
            <text:p>51016</text:p>
          </table:table-cell>
          <table:table-cell office:value-type="float" office:value="0.5813" calcext:value-type="float">
            <text:p>0.5813</text:p>
          </table:table-cell>
          <table:table-cell office:value-type="float" office:value="657" calcext:value-type="float">
            <text:p>657</text:p>
          </table:table-cell>
          <table:table-cell table:formula="of:=([.C231]-580)/100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51237" calcext:value-type="float">
            <text:p>51237</text:p>
          </table:table-cell>
          <table:table-cell office:value-type="float" office:value="0.539024" calcext:value-type="float">
            <text:p>0.539024</text:p>
          </table:table-cell>
          <table:table-cell office:value-type="float" office:value="662" calcext:value-type="float">
            <text:p>662</text:p>
          </table:table-cell>
          <table:table-cell table:formula="of:=([.C232]-580)/100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51457" calcext:value-type="float">
            <text:p>51457</text:p>
          </table:table-cell>
          <table:table-cell office:value-type="float" office:value="0.539024" calcext:value-type="float">
            <text:p>0.539024</text:p>
          </table:table-cell>
          <table:table-cell office:value-type="float" office:value="650" calcext:value-type="float">
            <text:p>650</text:p>
          </table:table-cell>
          <table:table-cell table:formula="of:=([.C233]-580)/100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51679" calcext:value-type="float">
            <text:p>51679</text:p>
          </table:table-cell>
          <table:table-cell office:value-type="float" office:value="0.539024" calcext:value-type="float">
            <text:p>0.539024</text:p>
          </table:table-cell>
          <table:table-cell office:value-type="float" office:value="657" calcext:value-type="float">
            <text:p>657</text:p>
          </table:table-cell>
          <table:table-cell table:formula="of:=([.C234]-580)/100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51900" calcext:value-type="float">
            <text:p>51900</text:p>
          </table:table-cell>
          <table:table-cell office:value-type="float" office:value="0.496747" calcext:value-type="float">
            <text:p>0.496747</text:p>
          </table:table-cell>
          <table:table-cell office:value-type="float" office:value="658" calcext:value-type="float">
            <text:p>658</text:p>
          </table:table-cell>
          <table:table-cell table:formula="of:=([.C235]-580)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52121" calcext:value-type="float">
            <text:p>52121</text:p>
          </table:table-cell>
          <table:table-cell office:value-type="float" office:value="0.496747" calcext:value-type="float">
            <text:p>0.496747</text:p>
          </table:table-cell>
          <table:table-cell office:value-type="float" office:value="662" calcext:value-type="float">
            <text:p>662</text:p>
          </table:table-cell>
          <table:table-cell table:formula="of:=([.C236]-580)/100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52366" calcext:value-type="float">
            <text:p>52366</text:p>
          </table:table-cell>
          <table:table-cell office:value-type="float" office:value="0.46504" calcext:value-type="float">
            <text:p>0.46504</text:p>
          </table:table-cell>
          <table:table-cell office:value-type="float" office:value="659" calcext:value-type="float">
            <text:p>659</text:p>
          </table:table-cell>
          <table:table-cell table:formula="of:=([.C237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52587" calcext:value-type="float">
            <text:p>52587</text:p>
          </table:table-cell>
          <table:table-cell office:value-type="float" office:value="0.46504" calcext:value-type="float">
            <text:p>0.46504</text:p>
          </table:table-cell>
          <table:table-cell office:value-type="float" office:value="657" calcext:value-type="float">
            <text:p>657</text:p>
          </table:table-cell>
          <table:table-cell table:formula="of:=([.C238]-580)/100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52808" calcext:value-type="float">
            <text:p>52808</text:p>
          </table:table-cell>
          <table:table-cell office:value-type="float" office:value="0.46504" calcext:value-type="float">
            <text:p>0.46504</text:p>
          </table:table-cell>
          <table:table-cell office:value-type="float" office:value="661" calcext:value-type="float">
            <text:p>661</text:p>
          </table:table-cell>
          <table:table-cell table:formula="of:=([.C239]-580)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53029" calcext:value-type="float">
            <text:p>53029</text:p>
          </table:table-cell>
          <table:table-cell office:value-type="float" office:value="0.422764" calcext:value-type="float">
            <text:p>0.422764</text:p>
          </table:table-cell>
          <table:table-cell office:value-type="float" office:value="654" calcext:value-type="float">
            <text:p>654</text:p>
          </table:table-cell>
          <table:table-cell table:formula="of:=([.C240]-580)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53256" calcext:value-type="float">
            <text:p>53256</text:p>
          </table:table-cell>
          <table:table-cell office:value-type="float" office:value="0.422764" calcext:value-type="float">
            <text:p>0.422764</text:p>
          </table:table-cell>
          <table:table-cell office:value-type="float" office:value="658" calcext:value-type="float">
            <text:p>658</text:p>
          </table:table-cell>
          <table:table-cell table:formula="of:=([.C241]-580)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53477" calcext:value-type="float">
            <text:p>53477</text:p>
          </table:table-cell>
          <table:table-cell office:value-type="float" office:value="0.391057" calcext:value-type="float">
            <text:p>0.391057</text:p>
          </table:table-cell>
          <table:table-cell office:value-type="float" office:value="651" calcext:value-type="float">
            <text:p>651</text:p>
          </table:table-cell>
          <table:table-cell table:formula="of:=([.C242]-580)/1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0.391057" calcext:value-type="float">
            <text:p>0.391057</text:p>
          </table:table-cell>
          <table:table-cell office:value-type="float" office:value="656" calcext:value-type="float">
            <text:p>656</text:p>
          </table:table-cell>
          <table:table-cell table:formula="of:=([.C243]-580)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53921" calcext:value-type="float">
            <text:p>53921</text:p>
          </table:table-cell>
          <table:table-cell office:value-type="float" office:value="0.391057" calcext:value-type="float">
            <text:p>0.391057</text:p>
          </table:table-cell>
          <table:table-cell office:value-type="float" office:value="661" calcext:value-type="float">
            <text:p>661</text:p>
          </table:table-cell>
          <table:table-cell table:formula="of:=([.C244]-580)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54143" calcext:value-type="float">
            <text:p>54143</text:p>
          </table:table-cell>
          <table:table-cell office:value-type="float" office:value="0.359349" calcext:value-type="float">
            <text:p>0.359349</text:p>
          </table:table-cell>
          <table:table-cell office:value-type="float" office:value="654" calcext:value-type="float">
            <text:p>654</text:p>
          </table:table-cell>
          <table:table-cell table:formula="of:=([.C245]-580)/10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54364" calcext:value-type="float">
            <text:p>54364</text:p>
          </table:table-cell>
          <table:table-cell office:value-type="float" office:value="0.359349" calcext:value-type="float">
            <text:p>0.359349</text:p>
          </table:table-cell>
          <table:table-cell office:value-type="float" office:value="659" calcext:value-type="float">
            <text:p>659</text:p>
          </table:table-cell>
          <table:table-cell table:formula="of:=([.C246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54586" calcext:value-type="float">
            <text:p>54586</text:p>
          </table:table-cell>
          <table:table-cell office:value-type="float" office:value="0.359349" calcext:value-type="float">
            <text:p>0.359349</text:p>
          </table:table-cell>
          <table:table-cell office:value-type="float" office:value="662" calcext:value-type="float">
            <text:p>662</text:p>
          </table:table-cell>
          <table:table-cell table:formula="of:=([.C247]-580)/100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54808" calcext:value-type="float">
            <text:p>54808</text:p>
          </table:table-cell>
          <table:table-cell office:value-type="float" office:value="0.327642" calcext:value-type="float">
            <text:p>0.327642</text:p>
          </table:table-cell>
          <table:table-cell office:value-type="float" office:value="649" calcext:value-type="float">
            <text:p>649</text:p>
          </table:table-cell>
          <table:table-cell table:formula="of:=([.C248]-580)/100"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55030" calcext:value-type="float">
            <text:p>55030</text:p>
          </table:table-cell>
          <table:table-cell office:value-type="float" office:value="0.327642" calcext:value-type="float">
            <text:p>0.327642</text:p>
          </table:table-cell>
          <table:table-cell office:value-type="float" office:value="659" calcext:value-type="float">
            <text:p>659</text:p>
          </table:table-cell>
          <table:table-cell table:formula="of:=([.C249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55251" calcext:value-type="float">
            <text:p>55251</text:p>
          </table:table-cell>
          <table:table-cell office:value-type="float" office:value="0.285366" calcext:value-type="float">
            <text:p>0.285366</text:p>
          </table:table-cell>
          <table:table-cell office:value-type="float" office:value="659" calcext:value-type="float">
            <text:p>659</text:p>
          </table:table-cell>
          <table:table-cell table:formula="of:=([.C250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55472" calcext:value-type="float">
            <text:p>55472</text:p>
          </table:table-cell>
          <table:table-cell office:value-type="float" office:value="0.285366" calcext:value-type="float">
            <text:p>0.285366</text:p>
          </table:table-cell>
          <table:table-cell office:value-type="float" office:value="653" calcext:value-type="float">
            <text:p>653</text:p>
          </table:table-cell>
          <table:table-cell table:formula="of:=([.C251]-580)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55693" calcext:value-type="float">
            <text:p>55693</text:p>
          </table:table-cell>
          <table:table-cell office:value-type="float" office:value="0.285366" calcext:value-type="float">
            <text:p>0.285366</text:p>
          </table:table-cell>
          <table:table-cell office:value-type="float" office:value="651" calcext:value-type="float">
            <text:p>651</text:p>
          </table:table-cell>
          <table:table-cell table:formula="of:=([.C252]-580)/1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55915" calcext:value-type="float">
            <text:p>55915</text:p>
          </table:table-cell>
          <table:table-cell office:value-type="float" office:value="0.253658" calcext:value-type="float">
            <text:p>0.253658</text:p>
          </table:table-cell>
          <table:table-cell office:value-type="float" office:value="656" calcext:value-type="float">
            <text:p>656</text:p>
          </table:table-cell>
          <table:table-cell table:formula="of:=([.C253]-580)/10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56137" calcext:value-type="float">
            <text:p>56137</text:p>
          </table:table-cell>
          <table:table-cell office:value-type="float" office:value="0.253658" calcext:value-type="float">
            <text:p>0.253658</text:p>
          </table:table-cell>
          <table:table-cell office:value-type="float" office:value="660" calcext:value-type="float">
            <text:p>660</text:p>
          </table:table-cell>
          <table:table-cell table:formula="of:=([.C254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6359" calcext:value-type="float">
            <text:p>56359</text:p>
          </table:table-cell>
          <table:table-cell office:value-type="float" office:value="0.221951" calcext:value-type="float">
            <text:p>0.221951</text:p>
          </table:table-cell>
          <table:table-cell office:value-type="float" office:value="653" calcext:value-type="float">
            <text:p>653</text:p>
          </table:table-cell>
          <table:table-cell table:formula="of:=([.C255]-580)/100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56580" calcext:value-type="float">
            <text:p>56580</text:p>
          </table:table-cell>
          <table:table-cell office:value-type="float" office:value="0.221951" calcext:value-type="float">
            <text:p>0.221951</text:p>
          </table:table-cell>
          <table:table-cell office:value-type="float" office:value="657" calcext:value-type="float">
            <text:p>657</text:p>
          </table:table-cell>
          <table:table-cell table:formula="of:=([.C256]-580)/100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56803" calcext:value-type="float">
            <text:p>56803</text:p>
          </table:table-cell>
          <table:table-cell office:value-type="float" office:value="0.221951" calcext:value-type="float">
            <text:p>0.221951</text:p>
          </table:table-cell>
          <table:table-cell office:value-type="float" office:value="660" calcext:value-type="float">
            <text:p>660</text:p>
          </table:table-cell>
          <table:table-cell table:formula="of:=([.C257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7025" calcext:value-type="float">
            <text:p>57025</text:p>
          </table:table-cell>
          <table:table-cell office:value-type="float" office:value="0.190244" calcext:value-type="float">
            <text:p>0.190244</text:p>
          </table:table-cell>
          <table:table-cell office:value-type="float" office:value="652" calcext:value-type="float">
            <text:p>652</text:p>
          </table:table-cell>
          <table:table-cell table:formula="of:=([.C258]-580)/100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7247" calcext:value-type="float">
            <text:p>57247</text:p>
          </table:table-cell>
          <table:table-cell office:value-type="float" office:value="0.190244" calcext:value-type="float">
            <text:p>0.190244</text:p>
          </table:table-cell>
          <table:table-cell office:value-type="float" office:value="660" calcext:value-type="float">
            <text:p>660</text:p>
          </table:table-cell>
          <table:table-cell table:formula="of:=([.C259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7469" calcext:value-type="float">
            <text:p>57469</text:p>
          </table:table-cell>
          <table:table-cell office:value-type="float" office:value="0.190244" calcext:value-type="float">
            <text:p>0.190244</text:p>
          </table:table-cell>
          <table:table-cell office:value-type="float" office:value="659" calcext:value-type="float">
            <text:p>659</text:p>
          </table:table-cell>
          <table:table-cell table:formula="of:=([.C260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57691" calcext:value-type="float">
            <text:p>57691</text:p>
          </table:table-cell>
          <table:table-cell office:value-type="float" office:value="0.158536" calcext:value-type="float">
            <text:p>0.158536</text:p>
          </table:table-cell>
          <table:table-cell office:value-type="float" office:value="652" calcext:value-type="float">
            <text:p>652</text:p>
          </table:table-cell>
          <table:table-cell table:formula="of:=([.C261]-580)/100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7912" calcext:value-type="float">
            <text:p>57912</text:p>
          </table:table-cell>
          <table:table-cell office:value-type="float" office:value="0.158536" calcext:value-type="float">
            <text:p>0.158536</text:p>
          </table:table-cell>
          <table:table-cell office:value-type="float" office:value="658" calcext:value-type="float">
            <text:p>658</text:p>
          </table:table-cell>
          <table:table-cell table:formula="of:=([.C262]-580)/10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58134" calcext:value-type="float">
            <text:p>58134</text:p>
          </table:table-cell>
          <table:table-cell office:value-type="string" calcext:value-type="string">
            <text:p>0.13739 59</text:p>
          </table:table-cell>
          <table:table-cell table:number-columns-repeated="2"/>
        </table:table-row>
        <table:table-row table:style-name="ro1">
          <table:table-cell office:value-type="float" office:value="58356" calcext:value-type="float">
            <text:p>58356</text:p>
          </table:table-cell>
          <table:table-cell office:value-type="float" office:value="0.137398" calcext:value-type="float">
            <text:p>0.137398</text:p>
          </table:table-cell>
          <table:table-cell office:value-type="float" office:value="651" calcext:value-type="float">
            <text:p>651</text:p>
          </table:table-cell>
          <table:table-cell table:formula="of:=([.C264]-580)/1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58578" calcext:value-type="float">
            <text:p>58578</text:p>
          </table:table-cell>
          <table:table-cell office:value-type="float" office:value="0.137398" calcext:value-type="float">
            <text:p>0.137398</text:p>
          </table:table-cell>
          <table:table-cell office:value-type="float" office:value="657" calcext:value-type="float">
            <text:p>657</text:p>
          </table:table-cell>
          <table:table-cell table:formula="of:=([.C265]-580)/100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58800" calcext:value-type="float">
            <text:p>58800</text:p>
          </table:table-cell>
          <table:table-cell office:value-type="float" office:value="0.105691" calcext:value-type="float">
            <text:p>0.105691</text:p>
          </table:table-cell>
          <table:table-cell office:value-type="float" office:value="661" calcext:value-type="float">
            <text:p>661</text:p>
          </table:table-cell>
          <table:table-cell table:formula="of:=([.C266]-580)/100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59022" calcext:value-type="float">
            <text:p>59022</text:p>
          </table:table-cell>
          <table:table-cell office:value-type="float" office:value="0.105691" calcext:value-type="float">
            <text:p>0.105691</text:p>
          </table:table-cell>
          <table:table-cell office:value-type="float" office:value="651" calcext:value-type="float">
            <text:p>651</text:p>
          </table:table-cell>
          <table:table-cell table:formula="of:=([.C267]-580)/1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59243" calcext:value-type="float">
            <text:p>59243</text:p>
          </table:table-cell>
          <table:table-cell office:value-type="float" office:value="0.105691" calcext:value-type="float">
            <text:p>0.105691</text:p>
          </table:table-cell>
          <table:table-cell office:value-type="float" office:value="659" calcext:value-type="float">
            <text:p>659</text:p>
          </table:table-cell>
          <table:table-cell table:formula="of:=([.C268]-580)/10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59465" calcext:value-type="float">
            <text:p>59465</text:p>
          </table:table-cell>
          <table:table-cell office:value-type="float" office:value="0.0739837" calcext:value-type="float">
            <text:p>0.0739837</text:p>
          </table:table-cell>
          <table:table-cell office:value-type="float" office:value="660" calcext:value-type="float">
            <text:p>660</text:p>
          </table:table-cell>
          <table:table-cell table:formula="of:=([.C269]-580)/1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9687" calcext:value-type="float">
            <text:p>59687</text:p>
          </table:table-cell>
          <table:table-cell office:value-type="float" office:value="0.0739837" calcext:value-type="float">
            <text:p>0.0739837</text:p>
          </table:table-cell>
          <table:table-cell office:value-type="float" office:value="652" calcext:value-type="float">
            <text:p>652</text:p>
          </table:table-cell>
          <table:table-cell table:formula="of:=([.C270]-580)/100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9909" calcext:value-type="float">
            <text:p>59909</text:p>
          </table:table-cell>
          <table:table-cell office:value-type="float" office:value="0.0422764" calcext:value-type="float">
            <text:p>0.0422764</text:p>
          </table:table-cell>
          <table:table-cell office:value-type="float" office:value="657" calcext:value-type="float">
            <text:p>657</text:p>
          </table:table-cell>
          <table:table-cell table:formula="of:=([.C271]-580)/100" office:value-type="float" office:value="0.77" calcext:value-type="float">
            <text:p>0.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05T21:18:52.623000000</dc:date>
    <meta:editing-duration>PT12M55S</meta:editing-duration>
    <meta:editing-cycles>1</meta:editing-cycles>
    <meta:document-statistic meta:table-count="1" meta:cell-count="1082" meta:object-count="1"/>
    <meta:generator>LibreOffice/6.4.2.2$Windows_X86_64 LibreOffice_project/4e471d8c02c9c90f512f7f9ead8875b57fcb1ec3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23cm" svg:height="15.225cm" xlink:href=".." xlink:type="simple" chart:class="chart:scatter" chart:style-name="ch1">
        <chart:legend chart:legend-position="end" svg:x="26.32cm" svg:y="7.058cm" style:legend-expansion="high" chart:style-name="ch2"/>
        <chart:plot-area chart:style-name="ch3" table:cell-range-address="alt3.A1:alt3.B271 alt3.D1:alt3.D271" svg:x="0.584cm" svg:y="0.304cm" svg:width="25.152cm" svg:height="14.617cm">
          <chartooo:coordinate-region svg:x="1.153cm" svg:y="0.506cm" svg:width="24.105cm" svg:height="14.2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lt3.B1:alt3.B271" chart:class="chart:scatter">
            <chart:domain table:cell-range-address="alt3.A1:alt3.A271"/>
            <chart:data-point chart:repeated="271"/>
          </chart:series>
          <chart:series chart:style-name="ch7" chart:values-cell-range-address="alt3.D1:alt3.D271" chart:class="chart:scatter">
            <chart:data-point chart:repeated="27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lt3.A1:alt3.A271</svg:desc>
                </draw:g>
              </table:table-cell>
              <table:table-cell office:value-type="float" office:value="0">
                <text:p>0</text:p>
                <draw:g>
                  <svg:desc>alt3.B1:alt3.B271</svg:desc>
                </draw:g>
              </table:table-cell>
              <table:table-cell office:value-type="float" office:value="0.77">
                <text:p>0.77</text:p>
                <draw:g>
                  <svg:desc>alt3.D1:alt3.D2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2">
                <text:p>442</text:p>
              </table:table-cell>
              <table:table-cell office:value-type="float" office:value="0.0211382">
                <text:p>0.021138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4">
                <text:p>664</text:p>
              </table:table-cell>
              <table:table-cell office:value-type="float" office:value="0.0211382">
                <text:p>0.021138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6">
                <text:p>886</text:p>
              </table:table-cell>
              <table:table-cell office:value-type="float" office:value="0.0211382">
                <text:p>0.0211382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7">
                <text:p>1107</text:p>
              </table:table-cell>
              <table:table-cell office:value-type="float" office:value="0.0422764">
                <text:p>0.0422764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28">
                <text:p>1328</text:p>
              </table:table-cell>
              <table:table-cell office:value-type="float" office:value="0.0422764">
                <text:p>0.042276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49">
                <text:p>1549</text:p>
              </table:table-cell>
              <table:table-cell office:value-type="float" office:value="0.0422764">
                <text:p>0.042276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70">
                <text:p>1770</text:p>
              </table:table-cell>
              <table:table-cell office:value-type="float" office:value="0.0422764">
                <text:p>0.042276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1">
                <text:p>1991</text:p>
              </table:table-cell>
              <table:table-cell office:value-type="float" office:value="0.0422764">
                <text:p>0.0422764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12">
                <text:p>2212</text:p>
              </table:table-cell>
              <table:table-cell office:value-type="float" office:value="0.0634146">
                <text:p>0.063414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38">
                <text:p>2438</text:p>
              </table:table-cell>
              <table:table-cell office:value-type="float" office:value="0.0634146">
                <text:p>0.063414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58">
                <text:p>2658</text:p>
              </table:table-cell>
              <table:table-cell office:value-type="float" office:value="0.0634146">
                <text:p>0.063414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79">
                <text:p>2879</text:p>
              </table:table-cell>
              <table:table-cell office:value-type="float" office:value="0.0951219">
                <text:p>0.0951219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00">
                <text:p>3100</text:p>
              </table:table-cell>
              <table:table-cell office:value-type="float" office:value="0.0951219">
                <text:p>0.0951219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21">
                <text:p>3321</text:p>
              </table:table-cell>
              <table:table-cell office:value-type="float" office:value="0.0951219">
                <text:p>0.0951219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42">
                <text:p>3542</text:p>
              </table:table-cell>
              <table:table-cell office:value-type="float" office:value="0.0951219">
                <text:p>0.0951219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62">
                <text:p>3762</text:p>
              </table:table-cell>
              <table:table-cell office:value-type="float" office:value="0.0951219">
                <text:p>0.095121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85">
                <text:p>3985</text:p>
              </table:table-cell>
              <table:table-cell office:value-type="float" office:value="0.105691">
                <text:p>0.10569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06">
                <text:p>4206</text:p>
              </table:table-cell>
              <table:table-cell office:value-type="float" office:value="0.105691">
                <text:p>0.105691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27">
                <text:p>4427</text:p>
              </table:table-cell>
              <table:table-cell office:value-type="float" office:value="0.105691">
                <text:p>0.105691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71">
                <text:p>4671</text:p>
              </table:table-cell>
              <table:table-cell office:value-type="float" office:value="0.0951219">
                <text:p>0.0951219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93">
                <text:p>4893</text:p>
              </table:table-cell>
              <table:table-cell office:value-type="float" office:value="0.0951219">
                <text:p>0.0951219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15">
                <text:p>5115</text:p>
              </table:table-cell>
              <table:table-cell office:value-type="float" office:value="0.105691">
                <text:p>0.105691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37">
                <text:p>5337</text:p>
              </table:table-cell>
              <table:table-cell office:value-type="float" office:value="0.105691">
                <text:p>0.105691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58">
                <text:p>5558</text:p>
              </table:table-cell>
              <table:table-cell office:value-type="float" office:value="0.105691">
                <text:p>0.105691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80">
                <text:p>5780</text:p>
              </table:table-cell>
              <table:table-cell office:value-type="float" office:value="0.11626">
                <text:p>0.1162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2">
                <text:p>6002</text:p>
              </table:table-cell>
              <table:table-cell office:value-type="float" office:value="0.11626">
                <text:p>0.116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224">
                <text:p>6224</text:p>
              </table:table-cell>
              <table:table-cell office:value-type="float" office:value="0.11626">
                <text:p>0.11626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446">
                <text:p>6446</text:p>
              </table:table-cell>
              <table:table-cell office:value-type="float" office:value="0.147967">
                <text:p>0.1479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667">
                <text:p>6667</text:p>
              </table:table-cell>
              <table:table-cell office:value-type="float" office:value="0.147967">
                <text:p>0.14796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887">
                <text:p>6887</text:p>
              </table:table-cell>
              <table:table-cell office:value-type="float" office:value="0.147967">
                <text:p>0.14796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109">
                <text:p>7109</text:p>
              </table:table-cell>
              <table:table-cell office:value-type="float" office:value="0.147967">
                <text:p>0.14796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330">
                <text:p>7330</text:p>
              </table:table-cell>
              <table:table-cell office:value-type="float" office:value="0.147967">
                <text:p>0.147967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551">
                <text:p>7551</text:p>
              </table:table-cell>
              <table:table-cell office:value-type="float" office:value="0.158536">
                <text:p>0.15853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777">
                <text:p>7777</text:p>
              </table:table-cell>
              <table:table-cell office:value-type="float" office:value="0.158536">
                <text:p>0.15853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99">
                <text:p>7999</text:p>
              </table:table-cell>
              <table:table-cell office:value-type="float" office:value="0.179675">
                <text:p>0.1796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220">
                <text:p>8220</text:p>
              </table:table-cell>
              <table:table-cell office:value-type="float" office:value="0.179675">
                <text:p>0.1796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442">
                <text:p>8442</text:p>
              </table:table-cell>
              <table:table-cell office:value-type="float" office:value="0.179675">
                <text:p>0.17967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664">
                <text:p>8664</text:p>
              </table:table-cell>
              <table:table-cell office:value-type="float" office:value="0.190244">
                <text:p>0.190244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886">
                <text:p>8886</text:p>
              </table:table-cell>
              <table:table-cell office:value-type="float" office:value="0.190244">
                <text:p>0.19024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108">
                <text:p>9108</text:p>
              </table:table-cell>
              <table:table-cell office:value-type="float" office:value="0.190244">
                <text:p>0.19024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330">
                <text:p>9330</text:p>
              </table:table-cell>
              <table:table-cell office:value-type="float" office:value="0.190244">
                <text:p>0.19024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552">
                <text:p>9552</text:p>
              </table:table-cell>
              <table:table-cell office:value-type="float" office:value="0.190244">
                <text:p>0.19024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773">
                <text:p>9773</text:p>
              </table:table-cell>
              <table:table-cell office:value-type="float" office:value="0.200813">
                <text:p>0.200813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94">
                <text:p>9994</text:p>
              </table:table-cell>
              <table:table-cell office:value-type="float" office:value="0.200813">
                <text:p>0.20081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215">
                <text:p>10215</text:p>
              </table:table-cell>
              <table:table-cell office:value-type="float" office:value="0.200813">
                <text:p>0.20081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436">
                <text:p>10436</text:p>
              </table:table-cell>
              <table:table-cell office:value-type="float" office:value="0.200813">
                <text:p>0.200813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658">
                <text:p>10658</text:p>
              </table:table-cell>
              <table:table-cell office:value-type="float" office:value="0.200813">
                <text:p>0.200813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879">
                <text:p>10879</text:p>
              </table:table-cell>
              <table:table-cell office:value-type="float" office:value="0.200813">
                <text:p>0.20081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100">
                <text:p>11100</text:p>
              </table:table-cell>
              <table:table-cell office:value-type="float" office:value="0.221951">
                <text:p>0.221951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321">
                <text:p>11321</text:p>
              </table:table-cell>
              <table:table-cell office:value-type="float" office:value="0.221951">
                <text:p>0.22195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542">
                <text:p>11542</text:p>
              </table:table-cell>
              <table:table-cell office:value-type="float" office:value="0.211382">
                <text:p>0.211382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763">
                <text:p>11763</text:p>
              </table:table-cell>
              <table:table-cell office:value-type="float" office:value="0.211382">
                <text:p>0.21138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984">
                <text:p>11984</text:p>
              </table:table-cell>
              <table:table-cell office:value-type="float" office:value="0.211382">
                <text:p>0.211382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208">
                <text:p>12208</text:p>
              </table:table-cell>
              <table:table-cell office:value-type="float" office:value="0.190244">
                <text:p>0.19024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430">
                <text:p>12430</text:p>
              </table:table-cell>
              <table:table-cell office:value-type="float" office:value="0.190244">
                <text:p>0.190244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652">
                <text:p>12652</text:p>
              </table:table-cell>
              <table:table-cell office:value-type="float" office:value="0.147967">
                <text:p>0.147967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874">
                <text:p>12874</text:p>
              </table:table-cell>
              <table:table-cell office:value-type="float" office:value="0.147967">
                <text:p>0.14796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096">
                <text:p>13096</text:p>
              </table:table-cell>
              <table:table-cell office:value-type="float" office:value="0.147967">
                <text:p>0.147967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316">
                <text:p>13316</text:p>
              </table:table-cell>
              <table:table-cell office:value-type="float" office:value="0.105691">
                <text:p>0.105691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537">
                <text:p>13537</text:p>
              </table:table-cell>
              <table:table-cell office:value-type="float" office:value="0.105691">
                <text:p>0.10569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758">
                <text:p>13758</text:p>
              </table:table-cell>
              <table:table-cell office:value-type="float" office:value="0.105691">
                <text:p>0.10569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979">
                <text:p>13979</text:p>
              </table:table-cell>
              <table:table-cell office:value-type="float" office:value="0.0951219">
                <text:p>0.0951219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200">
                <text:p>14200</text:p>
              </table:table-cell>
              <table:table-cell office:value-type="float" office:value="0.0951219">
                <text:p>0.0951219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421">
                <text:p>14421</text:p>
              </table:table-cell>
              <table:table-cell office:value-type="float" office:value="0.0739837">
                <text:p>0.0739837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642">
                <text:p>14642</text:p>
              </table:table-cell>
              <table:table-cell office:value-type="float" office:value="0.0739837">
                <text:p>0.0739837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863">
                <text:p>14863</text:p>
              </table:table-cell>
              <table:table-cell office:value-type="float" office:value="0.0739837">
                <text:p>0.0739837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084">
                <text:p>15084</text:p>
              </table:table-cell>
              <table:table-cell office:value-type="float" office:value="0.0845528">
                <text:p>0.0845528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305">
                <text:p>15305</text:p>
              </table:table-cell>
              <table:table-cell office:value-type="float" office:value="0.0845528">
                <text:p>0.084552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526">
                <text:p>15526</text:p>
              </table:table-cell>
              <table:table-cell office:value-type="float" office:value="0.0845528">
                <text:p>0.0845528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746">
                <text:p>15746</text:p>
              </table:table-cell>
              <table:table-cell office:value-type="float" office:value="0.0951219">
                <text:p>0.0951219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967">
                <text:p>15967</text:p>
              </table:table-cell>
              <table:table-cell office:value-type="float" office:value="0.0951219">
                <text:p>0.095121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189">
                <text:p>16189</text:p>
              </table:table-cell>
              <table:table-cell office:value-type="float" office:value="0.105691">
                <text:p>0.10569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410">
                <text:p>16410</text:p>
              </table:table-cell>
              <table:table-cell office:value-type="float" office:value="0.105691">
                <text:p>0.105691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653">
                <text:p>16653</text:p>
              </table:table-cell>
              <table:table-cell office:value-type="float" office:value="0.105691">
                <text:p>0.10569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875">
                <text:p>16875</text:p>
              </table:table-cell>
              <table:table-cell office:value-type="float" office:value="0.105691">
                <text:p>0.105691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097">
                <text:p>17097</text:p>
              </table:table-cell>
              <table:table-cell office:value-type="float" office:value="0.105691">
                <text:p>0.10569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319">
                <text:p>17319</text:p>
              </table:table-cell>
              <table:table-cell office:value-type="float" office:value="0.0951219">
                <text:p>0.095121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540">
                <text:p>17540</text:p>
              </table:table-cell>
              <table:table-cell office:value-type="float" office:value="0.0951219">
                <text:p>0.0951219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761">
                <text:p>17761</text:p>
              </table:table-cell>
              <table:table-cell office:value-type="float" office:value="0.0951219">
                <text:p>0.095121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985">
                <text:p>17985</text:p>
              </table:table-cell>
              <table:table-cell office:value-type="float" office:value="0.105691">
                <text:p>0.10569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207">
                <text:p>18207</text:p>
              </table:table-cell>
              <table:table-cell office:value-type="float" office:value="0.105691">
                <text:p>0.10569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429">
                <text:p>18429</text:p>
              </table:table-cell>
              <table:table-cell office:value-type="float" office:value="0.105691">
                <text:p>0.105691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655">
                <text:p>18655</text:p>
              </table:table-cell>
              <table:table-cell office:value-type="float" office:value="0.0951219">
                <text:p>0.095121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876">
                <text:p>18876</text:p>
              </table:table-cell>
              <table:table-cell office:value-type="float" office:value="0.0951219">
                <text:p>0.0951219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097">
                <text:p>19097</text:p>
              </table:table-cell>
              <table:table-cell office:value-type="float" office:value="0.0845528">
                <text:p>0.084552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318">
                <text:p>19318</text:p>
              </table:table-cell>
              <table:table-cell office:value-type="float" office:value="0.0845528">
                <text:p>0.084552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539">
                <text:p>19539</text:p>
              </table:table-cell>
              <table:table-cell office:value-type="float" office:value="0.0845528">
                <text:p>0.084552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760">
                <text:p>19760</text:p>
              </table:table-cell>
              <table:table-cell office:value-type="float" office:value="0.0951219">
                <text:p>0.0951219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81">
                <text:p>19981</text:p>
              </table:table-cell>
              <table:table-cell office:value-type="float" office:value="0.0951219">
                <text:p>0.095121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202">
                <text:p>20202</text:p>
              </table:table-cell>
              <table:table-cell office:value-type="float" office:value="0.0951219">
                <text:p>0.095121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423">
                <text:p>20423</text:p>
              </table:table-cell>
              <table:table-cell office:value-type="float" office:value="0.0845528">
                <text:p>0.0845528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644">
                <text:p>20644</text:p>
              </table:table-cell>
              <table:table-cell office:value-type="float" office:value="0.0845528">
                <text:p>0.084552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865">
                <text:p>20865</text:p>
              </table:table-cell>
              <table:table-cell office:value-type="float" office:value="0.0845528">
                <text:p>0.0845528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086">
                <text:p>21086</text:p>
              </table:table-cell>
              <table:table-cell office:value-type="float" office:value="0.0845528">
                <text:p>0.0845528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307">
                <text:p>21307</text:p>
              </table:table-cell>
              <table:table-cell office:value-type="float" office:value="0.0845528">
                <text:p>0.084552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528">
                <text:p>21528</text:p>
              </table:table-cell>
              <table:table-cell office:value-type="float" office:value="0.0739837">
                <text:p>0.073983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749">
                <text:p>21749</text:p>
              </table:table-cell>
              <table:table-cell office:value-type="float" office:value="0.0739837">
                <text:p>0.073983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970">
                <text:p>21970</text:p>
              </table:table-cell>
              <table:table-cell office:value-type="float" office:value="0.0739837">
                <text:p>0.0739837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192">
                <text:p>22192</text:p>
              </table:table-cell>
              <table:table-cell office:value-type="float" office:value="0.0739837">
                <text:p>0.073983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413">
                <text:p>22413</text:p>
              </table:table-cell>
              <table:table-cell office:value-type="float" office:value="0.0739837">
                <text:p>0.073983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2634">
                <text:p>22634</text:p>
              </table:table-cell>
              <table:table-cell office:value-type="float" office:value="0.105691">
                <text:p>0.10569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855">
                <text:p>22855</text:p>
              </table:table-cell>
              <table:table-cell office:value-type="float" office:value="0.105691">
                <text:p>0.10569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3076">
                <text:p>23076</text:p>
              </table:table-cell>
              <table:table-cell office:value-type="float" office:value="0.105691">
                <text:p>0.105691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297">
                <text:p>23297</text:p>
              </table:table-cell>
              <table:table-cell office:value-type="float" office:value="0.105691">
                <text:p>0.105691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518">
                <text:p>23518</text:p>
              </table:table-cell>
              <table:table-cell office:value-type="float" office:value="0.105691">
                <text:p>0.10569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742">
                <text:p>23742</text:p>
              </table:table-cell>
              <table:table-cell office:value-type="float" office:value="0.105691">
                <text:p>0.105691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964">
                <text:p>23964</text:p>
              </table:table-cell>
              <table:table-cell office:value-type="float" office:value="0.105691">
                <text:p>0.105691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186">
                <text:p>24186</text:p>
              </table:table-cell>
              <table:table-cell office:value-type="float" office:value="0.105691">
                <text:p>0.105691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408">
                <text:p>24408</text:p>
              </table:table-cell>
              <table:table-cell office:value-type="float" office:value="0.105691">
                <text:p>0.10569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629">
                <text:p>24629</text:p>
              </table:table-cell>
              <table:table-cell office:value-type="float" office:value="0.105691">
                <text:p>0.10569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851">
                <text:p>24851</text:p>
              </table:table-cell>
              <table:table-cell office:value-type="float" office:value="0.105691">
                <text:p>0.105691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073">
                <text:p>25073</text:p>
              </table:table-cell>
              <table:table-cell office:value-type="float" office:value="0.105691">
                <text:p>0.10569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5295">
                <text:p>25295</text:p>
              </table:table-cell>
              <table:table-cell office:value-type="float" office:value="0.105691">
                <text:p>0.105691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5517">
                <text:p>25517</text:p>
              </table:table-cell>
              <table:table-cell office:value-type="float" office:value="0.11626">
                <text:p>0.11626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739">
                <text:p>25739</text:p>
              </table:table-cell>
              <table:table-cell office:value-type="float" office:value="0.11626">
                <text:p>0.1162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961">
                <text:p>25961</text:p>
              </table:table-cell>
              <table:table-cell office:value-type="float" office:value="0.11626">
                <text:p>0.1162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6182">
                <text:p>26182</text:p>
              </table:table-cell>
              <table:table-cell office:value-type="float" office:value="0.126829">
                <text:p>0.126829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6403">
                <text:p>26403</text:p>
              </table:table-cell>
              <table:table-cell office:value-type="float" office:value="0.126829">
                <text:p>0.126829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6624">
                <text:p>26624</text:p>
              </table:table-cell>
              <table:table-cell office:value-type="float" office:value="0.126829">
                <text:p>0.126829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845">
                <text:p>26845</text:p>
              </table:table-cell>
              <table:table-cell office:value-type="float" office:value="0.126829">
                <text:p>0.12682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7066">
                <text:p>27066</text:p>
              </table:table-cell>
              <table:table-cell office:value-type="float" office:value="0.126829">
                <text:p>0.126829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287">
                <text:p>27287</text:p>
              </table:table-cell>
              <table:table-cell office:value-type="float" office:value="0.147967">
                <text:p>0.14796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7509">
                <text:p>27509</text:p>
              </table:table-cell>
              <table:table-cell office:value-type="float" office:value="0.147967">
                <text:p>0.14796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7730">
                <text:p>27730</text:p>
              </table:table-cell>
              <table:table-cell office:value-type="float" office:value="0.147967">
                <text:p>0.147967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951">
                <text:p>27951</text:p>
              </table:table-cell>
              <table:table-cell office:value-type="float" office:value="0.147967">
                <text:p>0.14796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196">
                <text:p>28196</text:p>
              </table:table-cell>
              <table:table-cell office:value-type="float" office:value="0.147967">
                <text:p>0.14796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418">
                <text:p>28418</text:p>
              </table:table-cell>
              <table:table-cell office:value-type="float" office:value="0.147967">
                <text:p>0.14796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640">
                <text:p>28640</text:p>
              </table:table-cell>
              <table:table-cell office:value-type="float" office:value="0.147967">
                <text:p>0.14796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861">
                <text:p>28861</text:p>
              </table:table-cell>
              <table:table-cell office:value-type="float" office:value="0.147967">
                <text:p>0.147967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083">
                <text:p>29083</text:p>
              </table:table-cell>
              <table:table-cell office:value-type="float" office:value="0.147967">
                <text:p>0.14796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305">
                <text:p>29305</text:p>
              </table:table-cell>
              <table:table-cell office:value-type="float" office:value="0.147967">
                <text:p>0.147967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9527">
                <text:p>29527</text:p>
              </table:table-cell>
              <table:table-cell office:value-type="float" office:value="0.147967">
                <text:p>0.14796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9749">
                <text:p>29749</text:p>
              </table:table-cell>
              <table:table-cell office:value-type="float" office:value="0.137398">
                <text:p>0.137398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970">
                <text:p>29970</text:p>
              </table:table-cell>
              <table:table-cell office:value-type="float" office:value="0.137398">
                <text:p>0.13739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0191">
                <text:p>30191</text:p>
              </table:table-cell>
              <table:table-cell office:value-type="float" office:value="0.137398">
                <text:p>0.137398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0412">
                <text:p>30412</text:p>
              </table:table-cell>
              <table:table-cell office:value-type="float" office:value="0.137398">
                <text:p>0.13739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633">
                <text:p>30633</text:p>
              </table:table-cell>
              <table:table-cell office:value-type="float" office:value="0.137398">
                <text:p>0.13739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854">
                <text:p>30854</text:p>
              </table:table-cell>
              <table:table-cell office:value-type="float" office:value="0.126829">
                <text:p>0.126829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1075">
                <text:p>31075</text:p>
              </table:table-cell>
              <table:table-cell office:value-type="float" office:value="0.126829">
                <text:p>0.12682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1296">
                <text:p>31296</text:p>
              </table:table-cell>
              <table:table-cell office:value-type="float" office:value="0.137398">
                <text:p>0.13739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518">
                <text:p>31518</text:p>
              </table:table-cell>
              <table:table-cell office:value-type="float" office:value="0.137398">
                <text:p>0.13739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1739">
                <text:p>31739</text:p>
              </table:table-cell>
              <table:table-cell office:value-type="float" office:value="0.137398">
                <text:p>0.137398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1960">
                <text:p>31960</text:p>
              </table:table-cell>
              <table:table-cell office:value-type="float" office:value="0.137398">
                <text:p>0.13739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2181">
                <text:p>32181</text:p>
              </table:table-cell>
              <table:table-cell office:value-type="float" office:value="0.137398">
                <text:p>0.13739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2402">
                <text:p>32402</text:p>
              </table:table-cell>
              <table:table-cell office:value-type="float" office:value="0.137398">
                <text:p>0.137398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2623">
                <text:p>32623</text:p>
              </table:table-cell>
              <table:table-cell office:value-type="float" office:value="0.147967">
                <text:p>0.14796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844">
                <text:p>32844</text:p>
              </table:table-cell>
              <table:table-cell office:value-type="float" office:value="0.147967">
                <text:p>0.14796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3064">
                <text:p>33064</text:p>
              </table:table-cell>
              <table:table-cell office:value-type="float" office:value="0.147967">
                <text:p>0.14796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3286">
                <text:p>33286</text:p>
              </table:table-cell>
              <table:table-cell office:value-type="float" office:value="0.147967">
                <text:p>0.14796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3508">
                <text:p>33508</text:p>
              </table:table-cell>
              <table:table-cell office:value-type="float" office:value="0.147967">
                <text:p>0.147967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3730">
                <text:p>33730</text:p>
              </table:table-cell>
              <table:table-cell office:value-type="float" office:value="0.147967">
                <text:p>0.1479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3952">
                <text:p>33952</text:p>
              </table:table-cell>
              <table:table-cell office:value-type="float" office:value="0.147967">
                <text:p>0.14796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174">
                <text:p>34174</text:p>
              </table:table-cell>
              <table:table-cell office:value-type="float" office:value="0.147967">
                <text:p>0.14796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4396">
                <text:p>34396</text:p>
              </table:table-cell>
              <table:table-cell office:value-type="float" office:value="0.147967">
                <text:p>0.147967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4618">
                <text:p>34618</text:p>
              </table:table-cell>
              <table:table-cell office:value-type="float" office:value="0.147967">
                <text:p>0.147967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839">
                <text:p>34839</text:p>
              </table:table-cell>
              <table:table-cell office:value-type="float" office:value="0.602438">
                <text:p>0.602438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060">
                <text:p>35060</text:p>
              </table:table-cell>
              <table:table-cell office:value-type="float" office:value="0.602438">
                <text:p>0.602438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5281">
                <text:p>35281</text:p>
              </table:table-cell>
              <table:table-cell office:value-type="float" office:value="0.602438">
                <text:p>0.60243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502">
                <text:p>35502</text:p>
              </table:table-cell>
              <table:table-cell office:value-type="float" office:value="1.25772">
                <text:p>1.2577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723">
                <text:p>35723</text:p>
              </table:table-cell>
              <table:table-cell office:value-type="float" office:value="1.25772">
                <text:p>1.2577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944">
                <text:p>35944</text:p>
              </table:table-cell>
              <table:table-cell office:value-type="float" office:value="1.25772">
                <text:p>1.2577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6165">
                <text:p>36165</text:p>
              </table:table-cell>
              <table:table-cell office:value-type="float" office:value="2.0187">
                <text:p>2.018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6386">
                <text:p>36386</text:p>
              </table:table-cell>
              <table:table-cell office:value-type="float" office:value="2.0187">
                <text:p>2.018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6607">
                <text:p>36607</text:p>
              </table:table-cell>
              <table:table-cell office:value-type="float" office:value="2.61057">
                <text:p>2.61057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828">
                <text:p>36828</text:p>
              </table:table-cell>
              <table:table-cell office:value-type="float" office:value="2.61057">
                <text:p>2.6105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7049">
                <text:p>37049</text:p>
              </table:table-cell>
              <table:table-cell office:value-type="float" office:value="2.61057">
                <text:p>2.61057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7270">
                <text:p>37270</text:p>
              </table:table-cell>
              <table:table-cell office:value-type="float" office:value="2.94878">
                <text:p>2.9487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7491">
                <text:p>37491</text:p>
              </table:table-cell>
              <table:table-cell office:value-type="float" office:value="2.94878">
                <text:p>2.9487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7712">
                <text:p>37712</text:p>
              </table:table-cell>
              <table:table-cell office:value-type="float" office:value="2.98048">
                <text:p>2.98048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7934">
                <text:p>37934</text:p>
              </table:table-cell>
              <table:table-cell office:value-type="float" office:value="2.98048">
                <text:p>2.98048</text:p>
              </table:table-cell>
              <table:table-cell office:value-type="float" office:value="-1.37">
                <text:p>-1.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155">
                <text:p>38155</text:p>
              </table:table-cell>
              <table:table-cell office:value-type="float" office:value="2.98048">
                <text:p>2.9804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8376">
                <text:p>38376</text:p>
              </table:table-cell>
              <table:table-cell office:value-type="float" office:value="2.89593">
                <text:p>2.8959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8597">
                <text:p>38597</text:p>
              </table:table-cell>
              <table:table-cell office:value-type="float" office:value="2.89593">
                <text:p>2.8959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818">
                <text:p>38818</text:p>
              </table:table-cell>
              <table:table-cell office:value-type="float" office:value="2.89593">
                <text:p>2.89593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9039">
                <text:p>39039</text:p>
              </table:table-cell>
              <table:table-cell office:value-type="float" office:value="2.68455">
                <text:p>2.6845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9260">
                <text:p>39260</text:p>
              </table:table-cell>
              <table:table-cell office:value-type="float" office:value="2.68455">
                <text:p>2.6845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9481">
                <text:p>39481</text:p>
              </table:table-cell>
              <table:table-cell office:value-type="float" office:value="2.48374">
                <text:p>2.48374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9702">
                <text:p>39702</text:p>
              </table:table-cell>
              <table:table-cell office:value-type="float" office:value="2.48374">
                <text:p>2.4837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925">
                <text:p>39925</text:p>
              </table:table-cell>
              <table:table-cell office:value-type="float" office:value="2.48374">
                <text:p>2.48374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0169">
                <text:p>40169</text:p>
              </table:table-cell>
              <table:table-cell office:value-type="float" office:value="2.31463">
                <text:p>2.31463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0391">
                <text:p>40391</text:p>
              </table:table-cell>
              <table:table-cell office:value-type="float" office:value="2.31463">
                <text:p>2.3146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0613">
                <text:p>40613</text:p>
              </table:table-cell>
              <table:table-cell office:value-type="float" office:value="2.14553">
                <text:p>2.1455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835">
                <text:p>40835</text:p>
              </table:table-cell>
              <table:table-cell office:value-type="float" office:value="2.14553">
                <text:p>2.1455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1057">
                <text:p>41057</text:p>
              </table:table-cell>
              <table:table-cell office:value-type="float" office:value="2.14553">
                <text:p>2.1455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1278">
                <text:p>41278</text:p>
              </table:table-cell>
              <table:table-cell office:value-type="float" office:value="1.98699">
                <text:p>1.98699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1500">
                <text:p>41500</text:p>
              </table:table-cell>
              <table:table-cell office:value-type="float" office:value="1.98699">
                <text:p>1.9869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1721">
                <text:p>41721</text:p>
              </table:table-cell>
              <table:table-cell office:value-type="float" office:value="1.98699">
                <text:p>1.9869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1942">
                <text:p>41942</text:p>
              </table:table-cell>
              <table:table-cell office:value-type="float" office:value="1.84959">
                <text:p>1.84959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2163">
                <text:p>42163</text:p>
              </table:table-cell>
              <table:table-cell office:value-type="float" office:value="1.84959">
                <text:p>1.8495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2384">
                <text:p>42384</text:p>
              </table:table-cell>
              <table:table-cell office:value-type="float" office:value="1.72276">
                <text:p>1.7227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2605">
                <text:p>42605</text:p>
              </table:table-cell>
              <table:table-cell office:value-type="float" office:value="1.72276">
                <text:p>1.7227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826">
                <text:p>42826</text:p>
              </table:table-cell>
              <table:table-cell office:value-type="float" office:value="1.72276">
                <text:p>1.72276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3047">
                <text:p>43047</text:p>
              </table:table-cell>
              <table:table-cell office:value-type="float" office:value="1.58536">
                <text:p>1.5853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3268">
                <text:p>43268</text:p>
              </table:table-cell>
              <table:table-cell office:value-type="float" office:value="1.58536">
                <text:p>1.58536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3489">
                <text:p>43489</text:p>
              </table:table-cell>
              <table:table-cell office:value-type="float" office:value="1.58536">
                <text:p>1.58536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3710">
                <text:p>43710</text:p>
              </table:table-cell>
              <table:table-cell office:value-type="float" office:value="1.4691">
                <text:p>1.4691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3931">
                <text:p>43931</text:p>
              </table:table-cell>
              <table:table-cell office:value-type="float" office:value="1.4691">
                <text:p>1.4691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4152">
                <text:p>44152</text:p>
              </table:table-cell>
              <table:table-cell office:value-type="float" office:value="1.35284">
                <text:p>1.3528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4373">
                <text:p>44373</text:p>
              </table:table-cell>
              <table:table-cell office:value-type="float" office:value="1.35284">
                <text:p>1.35284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4595">
                <text:p>44595</text:p>
              </table:table-cell>
              <table:table-cell office:value-type="float" office:value="1.35284">
                <text:p>1.35284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4817">
                <text:p>44817</text:p>
              </table:table-cell>
              <table:table-cell office:value-type="float" office:value="1.25772">
                <text:p>1.2577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5039">
                <text:p>45039</text:p>
              </table:table-cell>
              <table:table-cell office:value-type="float" office:value="1.25772">
                <text:p>1.25772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5261">
                <text:p>45261</text:p>
              </table:table-cell>
              <table:table-cell office:value-type="float" office:value="1.25772">
                <text:p>1.2577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5483">
                <text:p>45483</text:p>
              </table:table-cell>
              <table:table-cell office:value-type="float" office:value="1.1626">
                <text:p>1.1626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5705">
                <text:p>45705</text:p>
              </table:table-cell>
              <table:table-cell office:value-type="float" office:value="1.1626">
                <text:p>1.1626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5927">
                <text:p>45927</text:p>
              </table:table-cell>
              <table:table-cell office:value-type="float" office:value="1.07805">
                <text:p>1.0780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6148">
                <text:p>46148</text:p>
              </table:table-cell>
              <table:table-cell office:value-type="float" office:value="1.07805">
                <text:p>1.07805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6369">
                <text:p>46369</text:p>
              </table:table-cell>
              <table:table-cell office:value-type="float" office:value="1.07805">
                <text:p>1.0780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6590">
                <text:p>46590</text:p>
              </table:table-cell>
              <table:table-cell office:value-type="float" office:value="1.00406">
                <text:p>1.0040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6811">
                <text:p>46811</text:p>
              </table:table-cell>
              <table:table-cell office:value-type="float" office:value="1.00406">
                <text:p>1.00406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7032">
                <text:p>47032</text:p>
              </table:table-cell>
              <table:table-cell office:value-type="float" office:value="0.919511">
                <text:p>0.91951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7253">
                <text:p>47253</text:p>
              </table:table-cell>
              <table:table-cell office:value-type="float" office:value="0.919511">
                <text:p>0.919511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7474">
                <text:p>47474</text:p>
              </table:table-cell>
              <table:table-cell office:value-type="float" office:value="0.919511">
                <text:p>0.91951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7695">
                <text:p>47695</text:p>
              </table:table-cell>
              <table:table-cell office:value-type="float" office:value="0.856097">
                <text:p>0.85609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7921">
                <text:p>47921</text:p>
              </table:table-cell>
              <table:table-cell office:value-type="float" office:value="0.856097">
                <text:p>0.85609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8142">
                <text:p>48142</text:p>
              </table:table-cell>
              <table:table-cell office:value-type="float" office:value="0.856097">
                <text:p>0.85609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8363">
                <text:p>48363</text:p>
              </table:table-cell>
              <table:table-cell office:value-type="float" office:value="0.782113">
                <text:p>0.78211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8584">
                <text:p>48584</text:p>
              </table:table-cell>
              <table:table-cell office:value-type="float" office:value="0.782113">
                <text:p>0.782113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8805">
                <text:p>48805</text:p>
              </table:table-cell>
              <table:table-cell office:value-type="float" office:value="0.718699">
                <text:p>0.71869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9026">
                <text:p>49026</text:p>
              </table:table-cell>
              <table:table-cell office:value-type="float" office:value="0.718699">
                <text:p>0.718699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9247">
                <text:p>49247</text:p>
              </table:table-cell>
              <table:table-cell office:value-type="float" office:value="0.718699">
                <text:p>0.718699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9468">
                <text:p>49468</text:p>
              </table:table-cell>
              <table:table-cell office:value-type="float" office:value="0.676422">
                <text:p>0.67642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9689">
                <text:p>49689</text:p>
              </table:table-cell>
              <table:table-cell office:value-type="float" office:value="0.676422">
                <text:p>0.67642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9910">
                <text:p>49910</text:p>
              </table:table-cell>
              <table:table-cell office:value-type="float" office:value="0.676422">
                <text:p>0.67642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0131">
                <text:p>50131</text:p>
              </table:table-cell>
              <table:table-cell office:value-type="float" office:value="0.644715">
                <text:p>0.644715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0352">
                <text:p>50352</text:p>
              </table:table-cell>
              <table:table-cell office:value-type="float" office:value="0.644715">
                <text:p>0.64471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0573">
                <text:p>50573</text:p>
              </table:table-cell>
              <table:table-cell office:value-type="float" office:value="0.5813">
                <text:p>0.581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0794">
                <text:p>50794</text:p>
              </table:table-cell>
              <table:table-cell office:value-type="float" office:value="0.5813">
                <text:p>0.5813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1016">
                <text:p>51016</text:p>
              </table:table-cell>
              <table:table-cell office:value-type="float" office:value="0.5813">
                <text:p>0.581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1237">
                <text:p>51237</text:p>
              </table:table-cell>
              <table:table-cell office:value-type="float" office:value="0.539024">
                <text:p>0.53902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1457">
                <text:p>51457</text:p>
              </table:table-cell>
              <table:table-cell office:value-type="float" office:value="0.539024">
                <text:p>0.53902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1679">
                <text:p>51679</text:p>
              </table:table-cell>
              <table:table-cell office:value-type="float" office:value="0.539024">
                <text:p>0.53902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1900">
                <text:p>51900</text:p>
              </table:table-cell>
              <table:table-cell office:value-type="float" office:value="0.496747">
                <text:p>0.49674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2121">
                <text:p>52121</text:p>
              </table:table-cell>
              <table:table-cell office:value-type="float" office:value="0.496747">
                <text:p>0.496747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2366">
                <text:p>52366</text:p>
              </table:table-cell>
              <table:table-cell office:value-type="float" office:value="0.46504">
                <text:p>0.4650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2587">
                <text:p>52587</text:p>
              </table:table-cell>
              <table:table-cell office:value-type="float" office:value="0.46504">
                <text:p>0.4650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2808">
                <text:p>52808</text:p>
              </table:table-cell>
              <table:table-cell office:value-type="float" office:value="0.46504">
                <text:p>0.4650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3029">
                <text:p>53029</text:p>
              </table:table-cell>
              <table:table-cell office:value-type="float" office:value="0.422764">
                <text:p>0.42276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3256">
                <text:p>53256</text:p>
              </table:table-cell>
              <table:table-cell office:value-type="float" office:value="0.422764">
                <text:p>0.42276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3477">
                <text:p>53477</text:p>
              </table:table-cell>
              <table:table-cell office:value-type="float" office:value="0.391057">
                <text:p>0.39105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3699">
                <text:p>53699</text:p>
              </table:table-cell>
              <table:table-cell office:value-type="float" office:value="0.391057">
                <text:p>0.391057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3921">
                <text:p>53921</text:p>
              </table:table-cell>
              <table:table-cell office:value-type="float" office:value="0.391057">
                <text:p>0.391057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4143">
                <text:p>54143</text:p>
              </table:table-cell>
              <table:table-cell office:value-type="float" office:value="0.359349">
                <text:p>0.35934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4364">
                <text:p>54364</text:p>
              </table:table-cell>
              <table:table-cell office:value-type="float" office:value="0.359349">
                <text:p>0.35934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4586">
                <text:p>54586</text:p>
              </table:table-cell>
              <table:table-cell office:value-type="float" office:value="0.359349">
                <text:p>0.359349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4808">
                <text:p>54808</text:p>
              </table:table-cell>
              <table:table-cell office:value-type="float" office:value="0.327642">
                <text:p>0.327642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5030">
                <text:p>55030</text:p>
              </table:table-cell>
              <table:table-cell office:value-type="float" office:value="0.327642">
                <text:p>0.32764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5251">
                <text:p>55251</text:p>
              </table:table-cell>
              <table:table-cell office:value-type="float" office:value="0.285366">
                <text:p>0.28536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5472">
                <text:p>55472</text:p>
              </table:table-cell>
              <table:table-cell office:value-type="float" office:value="0.285366">
                <text:p>0.28536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5693">
                <text:p>55693</text:p>
              </table:table-cell>
              <table:table-cell office:value-type="float" office:value="0.285366">
                <text:p>0.285366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5915">
                <text:p>55915</text:p>
              </table:table-cell>
              <table:table-cell office:value-type="float" office:value="0.253658">
                <text:p>0.253658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6137">
                <text:p>56137</text:p>
              </table:table-cell>
              <table:table-cell office:value-type="float" office:value="0.253658">
                <text:p>0.25365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6359">
                <text:p>56359</text:p>
              </table:table-cell>
              <table:table-cell office:value-type="float" office:value="0.221951">
                <text:p>0.221951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6580">
                <text:p>56580</text:p>
              </table:table-cell>
              <table:table-cell office:value-type="float" office:value="0.221951">
                <text:p>0.22195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6803">
                <text:p>56803</text:p>
              </table:table-cell>
              <table:table-cell office:value-type="float" office:value="0.221951">
                <text:p>0.22195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7025">
                <text:p>57025</text:p>
              </table:table-cell>
              <table:table-cell office:value-type="float" office:value="0.190244">
                <text:p>0.190244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7247">
                <text:p>57247</text:p>
              </table:table-cell>
              <table:table-cell office:value-type="float" office:value="0.190244">
                <text:p>0.19024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7469">
                <text:p>57469</text:p>
              </table:table-cell>
              <table:table-cell office:value-type="float" office:value="0.190244">
                <text:p>0.19024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7691">
                <text:p>57691</text:p>
              </table:table-cell>
              <table:table-cell office:value-type="float" office:value="0.158536">
                <text:p>0.158536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7912">
                <text:p>57912</text:p>
              </table:table-cell>
              <table:table-cell office:value-type="float" office:value="0.158536">
                <text:p>0.158536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8134">
                <text:p>58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8356">
                <text:p>58356</text:p>
              </table:table-cell>
              <table:table-cell office:value-type="float" office:value="0.137398">
                <text:p>0.137398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8578">
                <text:p>58578</text:p>
              </table:table-cell>
              <table:table-cell office:value-type="float" office:value="0.137398">
                <text:p>0.13739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8800">
                <text:p>58800</text:p>
              </table:table-cell>
              <table:table-cell office:value-type="float" office:value="0.105691">
                <text:p>0.10569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9022">
                <text:p>59022</text:p>
              </table:table-cell>
              <table:table-cell office:value-type="float" office:value="0.105691">
                <text:p>0.10569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9243">
                <text:p>59243</text:p>
              </table:table-cell>
              <table:table-cell office:value-type="float" office:value="0.105691">
                <text:p>0.10569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9465">
                <text:p>59465</text:p>
              </table:table-cell>
              <table:table-cell office:value-type="float" office:value="0.0739837">
                <text:p>0.073983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9687">
                <text:p>59687</text:p>
              </table:table-cell>
              <table:table-cell office:value-type="float" office:value="0.0739837">
                <text:p>0.0739837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9909">
                <text:p>59909</text:p>
              </table:table-cell>
              <table:table-cell office:value-type="float" office:value="0.0422764">
                <text:p>0.0422764</text:p>
              </table:table-cell>
              <table:table-cell office:value-type="float" office:value="0.77">
                <text:p>0.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